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771000" table:style-name="ce5">
            <text:p>3.771.000</text:p>
          </table:table-cell>
          <table:table-cell office:value-type="float" office:value="557000" table:style-name="ce5">
            <text:p>557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26900" table:style-name="ce5">
            <text:p>226.900</text:p>
          </table:table-cell>
          <table:table-cell office:value-type="float" office:value="5848100" table:style-name="ce6">
            <text:p>5.848.100</text:p>
          </table:table-cell>
          <table:table-cell office:value-type="float" office:value="5428656" table:style-name="ce6">
            <text:p>5.428.656</text:p>
          </table:table-cell>
          <table:table-cell office:value-type="percentage" office:value="0.92827687625040611" table:style-name="ce7">
            <text:p>92,8%</text:p>
          </table:table-cell>
          <table:table-cell office:value-type="float" office:value="3549846" table:style-name="ce5">
            <text:p>3.549.846</text:p>
          </table:table-cell>
          <table:table-cell office:value-type="float" office:value="1949606" table:style-name="ce5">
            <text:p>1.949.606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02315" table:style-name="ce5">
            <text:p>702.315</text:p>
          </table:table-cell>
          <table:table-cell office:value-type="float" office:value="101700" table:style-name="ce5">
            <text:p>101.700</text:p>
          </table:table-cell>
          <table:table-cell office:value-type="float" office:value="203200" table:style-name="ce5">
            <text:p>203.200</text:p>
          </table:table-cell>
          <table:table-cell office:value-type="float" office:value="35500" table:style-name="ce5">
            <text:p>35.500</text:p>
          </table:table-cell>
          <table:table-cell office:value-type="float" office:value="1042715" table:style-name="ce6">
            <text:p>1.042.715</text:p>
          </table:table-cell>
          <table:table-cell office:value-type="float" office:value="944699" table:style-name="ce6">
            <text:p>944.699</text:p>
          </table:table-cell>
          <table:table-cell office:value-type="percentage" office:value="0.90599924236248641" table:style-name="ce7">
            <text:p>90,6%</text:p>
          </table:table-cell>
          <table:table-cell office:value-type="float" office:value="623426" table:style-name="ce5">
            <text:p>623.426</text:p>
          </table:table-cell>
          <table:table-cell office:value-type="float" office:value="354647" table:style-name="ce5">
            <text:p>354.647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23345" table:style-name="ce5">
            <text:p>623.345</text:p>
          </table:table-cell>
          <table:table-cell office:value-type="float" office:value="86800" table:style-name="ce5">
            <text:p>86.800</text:p>
          </table:table-cell>
          <table:table-cell office:value-type="float" office:value="155800" table:style-name="ce5">
            <text:p>155.800</text:p>
          </table:table-cell>
          <table:table-cell office:value-type="float" office:value="27400" table:style-name="ce5">
            <text:p>27.400</text:p>
          </table:table-cell>
          <table:table-cell office:value-type="float" office:value="893345" table:style-name="ce6">
            <text:p>893.345</text:p>
          </table:table-cell>
          <table:table-cell office:value-type="float" office:value="859689" table:style-name="ce6">
            <text:p>859.689</text:p>
          </table:table-cell>
          <table:table-cell office:value-type="percentage" office:value="0.96232586514728358" table:style-name="ce7">
            <text:p>96,2%</text:p>
          </table:table-cell>
          <table:table-cell office:value-type="float" office:value="545187" table:style-name="ce5">
            <text:p>545.187</text:p>
          </table:table-cell>
          <table:table-cell office:value-type="float" office:value="335659" table:style-name="ce5">
            <text:p>335.659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80060" table:style-name="ce5">
            <text:p>480.060</text:p>
          </table:table-cell>
          <table:table-cell office:value-type="float" office:value="70000" table:style-name="ce5">
            <text:p>70.000</text:p>
          </table:table-cell>
          <table:table-cell office:value-type="float" office:value="178900" table:style-name="ce5">
            <text:p>178.900</text:p>
          </table:table-cell>
          <table:table-cell office:value-type="float" office:value="31400" table:style-name="ce5">
            <text:p>31.400</text:p>
          </table:table-cell>
          <table:table-cell office:value-type="float" office:value="760360" table:style-name="ce6">
            <text:p>760.360</text:p>
          </table:table-cell>
          <table:table-cell office:value-type="float" office:value="647150" table:style-name="ce6">
            <text:p>647.150</text:p>
          </table:table-cell>
          <table:table-cell office:value-type="percentage" office:value="0.85111000052606656" table:style-name="ce7">
            <text:p>85,1%</text:p>
          </table:table-cell>
          <table:table-cell office:value-type="float" office:value="450073" table:style-name="ce5">
            <text:p>450.073</text:p>
          </table:table-cell>
          <table:table-cell office:value-type="float" office:value="215815" table:style-name="ce5">
            <text:p>215.815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945330" table:style-name="ce5">
            <text:p>945.330</text:p>
          </table:table-cell>
          <table:table-cell office:value-type="float" office:value="118900" table:style-name="ce5">
            <text:p>118.900</text:p>
          </table:table-cell>
          <table:table-cell office:value-type="float" office:value="332500" table:style-name="ce5">
            <text:p>332.500</text:p>
          </table:table-cell>
          <table:table-cell office:value-type="float" office:value="58300" table:style-name="ce5">
            <text:p>58.300</text:p>
          </table:table-cell>
          <table:table-cell office:value-type="float" office:value="1455030" table:style-name="ce6">
            <text:p>1.455.030</text:p>
          </table:table-cell>
          <table:table-cell office:value-type="float" office:value="1255776" table:style-name="ce6">
            <text:p>1.255.776</text:p>
          </table:table-cell>
          <table:table-cell office:value-type="percentage" office:value="0.86305849363930642" table:style-name="ce7">
            <text:p>86,3%</text:p>
          </table:table-cell>
          <table:table-cell office:value-type="float" office:value="871501" table:style-name="ce5">
            <text:p>871.501</text:p>
          </table:table-cell>
          <table:table-cell office:value-type="float" office:value="443970" table:style-name="ce5">
            <text:p>443.970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11955" table:style-name="ce5">
            <text:p>311.955</text:p>
          </table:table-cell>
          <table:table-cell office:value-type="float" office:value="44500" table:style-name="ce5">
            <text:p>44.500</text:p>
          </table:table-cell>
          <table:table-cell office:value-type="float" office:value="89000" table:style-name="ce5">
            <text:p>89.000</text:p>
          </table:table-cell>
          <table:table-cell office:value-type="float" office:value="15550" table:style-name="ce5">
            <text:p>15.550</text:p>
          </table:table-cell>
          <table:table-cell office:value-type="float" office:value="461005" table:style-name="ce6">
            <text:p>461.005</text:p>
          </table:table-cell>
          <table:table-cell office:value-type="float" office:value="409703" table:style-name="ce6">
            <text:p>409.703</text:p>
          </table:table-cell>
          <table:table-cell office:value-type="percentage" office:value="0.88871704211451064" table:style-name="ce7">
            <text:p>88,9%</text:p>
          </table:table-cell>
          <table:table-cell office:value-type="float" office:value="270784" table:style-name="ce5">
            <text:p>270.784</text:p>
          </table:table-cell>
          <table:table-cell office:value-type="float" office:value="148182" table:style-name="ce5">
            <text:p>148.182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461045" table:style-name="ce5">
            <text:p>1.461.045</text:p>
          </table:table-cell>
          <table:table-cell office:value-type="float" office:value="211400" table:style-name="ce5">
            <text:p>211.400</text:p>
          </table:table-cell>
          <table:table-cell office:value-type="float" office:value="365900" table:style-name="ce5">
            <text:p>365.900</text:p>
          </table:table-cell>
          <table:table-cell office:value-type="float" office:value="64250" table:style-name="ce5">
            <text:p>64.250</text:p>
          </table:table-cell>
          <table:table-cell office:value-type="float" office:value="2102595" table:style-name="ce6">
            <text:p>2.102.595</text:p>
          </table:table-cell>
          <table:table-cell office:value-type="float" office:value="1853425" table:style-name="ce6">
            <text:p>1.853.425</text:p>
          </table:table-cell>
          <table:table-cell office:value-type="percentage" office:value="0.88149405853243257" table:style-name="ce7">
            <text:p>88,1%</text:p>
          </table:table-cell>
          <table:table-cell office:value-type="float" office:value="1163690" table:style-name="ce5">
            <text:p>1.163.690</text:p>
          </table:table-cell>
          <table:table-cell office:value-type="float" office:value="739120" table:style-name="ce5">
            <text:p>739.120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004895" table:style-name="ce5">
            <text:p>1.004.895</text:p>
          </table:table-cell>
          <table:table-cell office:value-type="float" office:value="147700" table:style-name="ce5">
            <text:p>147.700</text:p>
          </table:table-cell>
          <table:table-cell office:value-type="float" office:value="311600" table:style-name="ce5">
            <text:p>311.600</text:p>
          </table:table-cell>
          <table:table-cell office:value-type="float" office:value="54875" table:style-name="ce5">
            <text:p>54.875</text:p>
          </table:table-cell>
          <table:table-cell office:value-type="float" office:value="1519070" table:style-name="ce6">
            <text:p>1.519.070</text:p>
          </table:table-cell>
          <table:table-cell office:value-type="float" office:value="1340668" table:style-name="ce6">
            <text:p>1.340.668</text:p>
          </table:table-cell>
          <table:table-cell office:value-type="percentage" office:value="0.88255840744666147" table:style-name="ce7">
            <text:p>88,3%</text:p>
          </table:table-cell>
          <table:table-cell office:value-type="float" office:value="895647" table:style-name="ce5">
            <text:p>895.647</text:p>
          </table:table-cell>
          <table:table-cell office:value-type="float" office:value="486220" table:style-name="ce5">
            <text:p>486.220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635810" table:style-name="ce5">
            <text:p>3.635.810</text:p>
          </table:table-cell>
          <table:table-cell office:value-type="float" office:value="538200" table:style-name="ce5">
            <text:p>538.2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08550" table:style-name="ce5">
            <text:p>208.550</text:p>
          </table:table-cell>
          <table:table-cell office:value-type="float" office:value="5571260" table:style-name="ce6">
            <text:p>5.571.260</text:p>
          </table:table-cell>
          <table:table-cell office:value-type="float" office:value="4834096" table:style-name="ce6">
            <text:p>4.834.096</text:p>
          </table:table-cell>
          <table:table-cell office:value-type="percentage" office:value="0.86768450942874686" table:style-name="ce7">
            <text:p>86,8%</text:p>
          </table:table-cell>
          <table:table-cell office:value-type="float" office:value="3116755" table:style-name="ce5">
            <text:p>3.116.755</text:p>
          </table:table-cell>
          <table:table-cell office:value-type="float" office:value="1771231" table:style-name="ce5">
            <text:p>1.771.231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293390" table:style-name="ce5">
            <text:p>2.293.390</text:p>
          </table:table-cell>
          <table:table-cell office:value-type="float" office:value="338300" table:style-name="ce5">
            <text:p>338.300</text:p>
          </table:table-cell>
          <table:table-cell office:value-type="float" office:value="772600" table:style-name="ce5">
            <text:p>772.600</text:p>
          </table:table-cell>
          <table:table-cell office:value-type="float" office:value="135600" table:style-name="ce5">
            <text:p>135.600</text:p>
          </table:table-cell>
          <table:table-cell office:value-type="float" office:value="3539890" table:style-name="ce6">
            <text:p>3.539.890</text:p>
          </table:table-cell>
          <table:table-cell office:value-type="float" office:value="3097164" table:style-name="ce6">
            <text:p>3.097.164</text:p>
          </table:table-cell>
          <table:table-cell office:value-type="percentage" office:value="0.87493227190675416" table:style-name="ce7">
            <text:p>87,5%</text:p>
          </table:table-cell>
          <table:table-cell office:value-type="float" office:value="2052724" table:style-name="ce5">
            <text:p>2.052.724</text:p>
          </table:table-cell>
          <table:table-cell office:value-type="float" office:value="1141901" table:style-name="ce5">
            <text:p>1.141.901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68115" table:style-name="ce5">
            <text:p>568.115</text:p>
          </table:table-cell>
          <table:table-cell office:value-type="float" office:value="80500" table:style-name="ce5">
            <text:p>80.500</text:p>
          </table:table-cell>
          <table:table-cell office:value-type="float" office:value="162500" table:style-name="ce5">
            <text:p>162.500</text:p>
          </table:table-cell>
          <table:table-cell office:value-type="float" office:value="28500" table:style-name="ce5">
            <text:p>28.500</text:p>
          </table:table-cell>
          <table:table-cell office:value-type="float" office:value="839615" table:style-name="ce6">
            <text:p>839.615</text:p>
          </table:table-cell>
          <table:table-cell office:value-type="float" office:value="773163" table:style-name="ce6">
            <text:p>773.163</text:p>
          </table:table-cell>
          <table:table-cell office:value-type="percentage" office:value="0.92085420103261617" table:style-name="ce7">
            <text:p>92,1%</text:p>
          </table:table-cell>
          <table:table-cell office:value-type="float" office:value="505415" table:style-name="ce5">
            <text:p>505.415</text:p>
          </table:table-cell>
          <table:table-cell office:value-type="float" office:value="294667" table:style-name="ce5">
            <text:p>294.667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552705" table:style-name="ce5">
            <text:p>1.552.705</text:p>
          </table:table-cell>
          <table:table-cell office:value-type="float" office:value="217800" table:style-name="ce5">
            <text:p>217.800</text:p>
          </table:table-cell>
          <table:table-cell office:value-type="float" office:value="412900" table:style-name="ce5">
            <text:p>412.900</text:p>
          </table:table-cell>
          <table:table-cell office:value-type="float" office:value="72600" table:style-name="ce5">
            <text:p>72.600</text:p>
          </table:table-cell>
          <table:table-cell office:value-type="float" office:value="2256005" table:style-name="ce6">
            <text:p>2.256.005</text:p>
          </table:table-cell>
          <table:table-cell office:value-type="float" office:value="2127589" table:style-name="ce6">
            <text:p>2.127.589</text:p>
          </table:table-cell>
          <table:table-cell office:value-type="percentage" office:value="0.94307814034100101" table:style-name="ce7">
            <text:p>94,3%</text:p>
          </table:table-cell>
          <table:table-cell office:value-type="float" office:value="1348680" table:style-name="ce5">
            <text:p>1.348.680</text:p>
          </table:table-cell>
          <table:table-cell office:value-type="float" office:value="858164" table:style-name="ce5">
            <text:p>858.164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66205" table:style-name="ce5">
            <text:p>166.205</text:p>
          </table:table-cell>
          <table:table-cell office:value-type="float" office:value="23700" table:style-name="ce5">
            <text:p>23.700</text:p>
          </table:table-cell>
          <table:table-cell office:value-type="float" office:value="48700" table:style-name="ce5">
            <text:p>48.700</text:p>
          </table:table-cell>
          <table:table-cell office:value-type="float" office:value="8500" table:style-name="ce5">
            <text:p>8.500</text:p>
          </table:table-cell>
          <table:table-cell office:value-type="float" office:value="247105" table:style-name="ce6">
            <text:p>247.105</text:p>
          </table:table-cell>
          <table:table-cell office:value-type="float" office:value="220171" table:style-name="ce6">
            <text:p>220.171</text:p>
          </table:table-cell>
          <table:table-cell office:value-type="percentage" office:value="0.89100180085388803" table:style-name="ce7">
            <text:p>89,1%</text:p>
          </table:table-cell>
          <table:table-cell office:value-type="float" office:value="144233" table:style-name="ce5">
            <text:p>144.233</text:p>
          </table:table-cell>
          <table:table-cell office:value-type="float" office:value="84463" table:style-name="ce5">
            <text:p>84.463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038415" table:style-name="ce5">
            <text:p>3.038.415</text:p>
          </table:table-cell>
          <table:table-cell office:value-type="float" office:value="452200" table:style-name="ce5">
            <text:p>452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181700" table:style-name="ce5">
            <text:p>181.700</text:p>
          </table:table-cell>
          <table:table-cell office:value-type="float" office:value="4708415" table:style-name="ce6">
            <text:p>4.708.415</text:p>
          </table:table-cell>
          <table:table-cell office:value-type="float" office:value="4110905" table:style-name="ce6">
            <text:p>4.110.905</text:p>
          </table:table-cell>
          <table:table-cell office:value-type="percentage" office:value="0.87309742238099231" table:style-name="ce7">
            <text:p>87,3%</text:p>
          </table:table-cell>
          <table:table-cell office:value-type="float" office:value="2728135" table:style-name="ce5">
            <text:p>2.728.135</text:p>
          </table:table-cell>
          <table:table-cell office:value-type="float" office:value="1545795" table:style-name="ce5">
            <text:p>1.545.795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57095" table:style-name="ce5">
            <text:p>657.095</text:p>
          </table:table-cell>
          <table:table-cell office:value-type="float" office:value="96900" table:style-name="ce5">
            <text:p>96.900</text:p>
          </table:table-cell>
          <table:table-cell office:value-type="float" office:value="230800" table:style-name="ce5">
            <text:p>230.800</text:p>
          </table:table-cell>
          <table:table-cell office:value-type="float" office:value="40500" table:style-name="ce5">
            <text:p>40.500</text:p>
          </table:table-cell>
          <table:table-cell office:value-type="float" office:value="1025295" table:style-name="ce6">
            <text:p>1.025.295</text:p>
          </table:table-cell>
          <table:table-cell office:value-type="float" office:value="850648" table:style-name="ce6">
            <text:p>850.648</text:p>
          </table:table-cell>
          <table:table-cell office:value-type="percentage" office:value="0.82966170711843912" table:style-name="ce7">
            <text:p>83,0%</text:p>
          </table:table-cell>
          <table:table-cell office:value-type="float" office:value="559498" table:style-name="ce5">
            <text:p>559.498</text:p>
          </table:table-cell>
          <table:table-cell office:value-type="float" office:value="308143" table:style-name="ce5">
            <text:p>308.143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22485" table:style-name="ce5">
            <text:p>322.485</text:p>
          </table:table-cell>
          <table:table-cell office:value-type="float" office:value="47400" table:style-name="ce5">
            <text:p>47.400</text:p>
          </table:table-cell>
          <table:table-cell office:value-type="float" office:value="101000" table:style-name="ce5">
            <text:p>101.000</text:p>
          </table:table-cell>
          <table:table-cell office:value-type="float" office:value="17750" table:style-name="ce5">
            <text:p>17.750</text:p>
          </table:table-cell>
          <table:table-cell office:value-type="float" office:value="488635" table:style-name="ce6">
            <text:p>488.635</text:p>
          </table:table-cell>
          <table:table-cell office:value-type="float" office:value="464658" table:style-name="ce6">
            <text:p>464.658</text:p>
          </table:table-cell>
          <table:table-cell office:value-type="percentage" office:value="0.950930653759964" table:style-name="ce7">
            <text:p>95,1%</text:p>
          </table:table-cell>
          <table:table-cell office:value-type="float" office:value="307134" table:style-name="ce5">
            <text:p>307.134</text:p>
          </table:table-cell>
          <table:table-cell office:value-type="float" office:value="182568" table:style-name="ce5">
            <text:p>182.568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148760" table:style-name="ce5">
            <text:p>1.148.760</text:p>
          </table:table-cell>
          <table:table-cell office:value-type="float" office:value="165000" table:style-name="ce5">
            <text:p>165.000</text:p>
          </table:table-cell>
          <table:table-cell office:value-type="float" office:value="338200" table:style-name="ce5">
            <text:p>338.200</text:p>
          </table:table-cell>
          <table:table-cell office:value-type="float" office:value="59550" table:style-name="ce5">
            <text:p>59.550</text:p>
          </table:table-cell>
          <table:table-cell office:value-type="float" office:value="1711510" table:style-name="ce6">
            <text:p>1.711.510</text:p>
          </table:table-cell>
          <table:table-cell office:value-type="float" office:value="1599873" table:style-name="ce6">
            <text:p>1.599.873</text:p>
          </table:table-cell>
          <table:table-cell office:value-type="percentage" office:value="0.93477280296346499" table:style-name="ce7">
            <text:p>93,5%</text:p>
          </table:table-cell>
          <table:table-cell office:value-type="float" office:value="1035178" table:style-name="ce5">
            <text:p>1.035.178</text:p>
          </table:table-cell>
          <table:table-cell office:value-type="float" office:value="639709" table:style-name="ce5">
            <text:p>639.709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3570" table:style-name="ce5">
            <text:p>33.570</text:p>
          </table:table-cell>
          <table:table-cell office:value-type="float" office:value="4400" table:style-name="ce5">
            <text:p>4.4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53720" table:style-name="ce6">
            <text:p>53.720</text:p>
          </table:table-cell>
          <table:table-cell office:value-type="float" office:value="49292" table:style-name="ce6">
            <text:p>49.292</text:p>
          </table:table-cell>
          <table:table-cell office:value-type="percentage" office:value="0.91757259865971708" table:style-name="ce7">
            <text:p>91,8%</text:p>
          </table:table-cell>
          <table:table-cell office:value-type="float" office:value="34627" table:style-name="ce5">
            <text:p>34.627</text:p>
          </table:table-cell>
          <table:table-cell office:value-type="float" office:value="17398" table:style-name="ce5">
            <text:p>17.398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3570" table:style-name="ce5">
            <text:p>33.570</text:p>
          </table:table-cell>
          <table:table-cell office:value-type="float" office:value="4300" table:style-name="ce5">
            <text:p>4.3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53620" table:style-name="ce6">
            <text:p>53.620</text:p>
          </table:table-cell>
          <table:table-cell office:value-type="float" office:value="44744" table:style-name="ce6">
            <text:p>44.744</text:p>
          </table:table-cell>
          <table:table-cell office:value-type="percentage" office:value="0.83446475195822456" table:style-name="ce7">
            <text:p>83,4%</text:p>
          </table:table-cell>
          <table:table-cell office:value-type="float" office:value="29670" table:style-name="ce5">
            <text:p>29.670</text:p>
          </table:table-cell>
          <table:table-cell office:value-type="float" office:value="16395" table:style-name="ce5">
            <text:p>16.395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7690" table:style-name="ce5">
            <text:p>27.690</text:p>
          </table:table-cell>
          <table:table-cell office:value-type="float" office:value="12000" table:style-name="ce5">
            <text:p>12.0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6790" table:style-name="ce6">
            <text:p>136.790</text:p>
          </table:table-cell>
          <table:table-cell office:value-type="float" office:value="91683" table:style-name="ce6">
            <text:p>91.683</text:p>
          </table:table-cell>
          <table:table-cell office:value-type="percentage" office:value="0.67024636303823382" table:style-name="ce7">
            <text:p>67,0%</text:p>
          </table:table-cell>
          <table:table-cell office:value-type="float" office:value="73277" table:style-name="ce5">
            <text:p>73.277</text:p>
          </table:table-cell>
          <table:table-cell office:value-type="float" office:value="18740" table:style-name="ce5">
            <text:p>18.740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308" table:style-name="ce6">
            <text:p>308</text:p>
          </table:table-cell>
          <table:table-cell office:value-type="percentage" office:value="0.16210526315789472" table:style-name="ce7">
            <text:p>16,2%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2777755" table:style-name="ce11">
            <text:p>22.777.755</text:p>
          </table:table-cell>
          <table:table-cell office:value-type="float" office:value="3320600" table:style-name="ce12">
            <text:p>3.320.6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272925" table:style-name="ce14">
            <text:p>1.272.925</text:p>
          </table:table-cell>
          <table:table-cell office:value-type="float" office:value="34715980" table:style-name="ce15">
            <text:p>34.715.980</text:p>
          </table:table-cell>
          <table:table-cell office:value-type="float" office:value="31004060" table:style-name="ce15">
            <text:p>31.004.060</text:p>
          </table:table-cell>
          <table:table-cell office:value-type="percentage" office:value="0.89307748189738556" table:style-name="ce16">
            <text:p>89,3%</text:p>
          </table:table-cell>
          <table:table-cell office:value-type="float" office:value="20305788" table:style-name="ce15">
            <text:p>20.305.788</text:p>
          </table:table-cell>
          <table:table-cell office:value-type="float" office:value="11552393" table:style-name="ce15">
            <text:p>11.552.393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959445" table:style-name="ce23">
            <text:p>2.959.445</text:p>
          </table:table-cell>
          <table:table-cell office:value-type="percentage" office:value="0.91198327306232696" table:style-name="ce24">
            <text:p>91,2%</text:p>
          </table:table-cell>
          <table:table-cell office:value-type="float" office:value="1628453" table:style-name="ce23">
            <text:p>1.628.453</text:p>
          </table:table-cell>
          <table:table-cell office:value-type="percentage" office:value="0.50182446268410652" table:style-name="ce24">
            <text:p>50,2%</text:p>
          </table:table-cell>
          <table:table-cell office:value-type="date" office:date-value="2021-06-08T00:00:00" table:style-name="ce25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25687" table:style-name="ce5">
            <text:p>525.687</text:p>
          </table:table-cell>
          <table:table-cell office:value-type="percentage" office:value="0.9183990076782641" table:style-name="ce26">
            <text:p>91,8%</text:p>
          </table:table-cell>
          <table:table-cell office:value-type="float" office:value="304808" table:style-name="ce5">
            <text:p>304.808</text:p>
          </table:table-cell>
          <table:table-cell office:value-type="percentage" office:value="0.53251338673468496" table:style-name="ce26">
            <text:p>53,3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76494" table:style-name="ce5">
            <text:p>476.494</text:p>
          </table:table-cell>
          <table:table-cell office:value-type="percentage" office:value="0.93545385297974759" table:style-name="ce26">
            <text:p>93,5%</text:p>
          </table:table-cell>
          <table:table-cell office:value-type="float" office:value="289063" table:style-name="ce5">
            <text:p>289.063</text:p>
          </table:table-cell>
          <table:table-cell office:value-type="percentage" office:value="0.56748898643820234" table:style-name="ce26">
            <text:p>56,7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0729" table:style-name="ce5">
            <text:p>350.729</text:p>
          </table:table-cell>
          <table:table-cell office:value-type="percentage" office:value="0.84904596137366073" table:style-name="ce26">
            <text:p>84,9%</text:p>
          </table:table-cell>
          <table:table-cell office:value-type="float" office:value="177328" table:style-name="ce5">
            <text:p>177.328</text:p>
          </table:table-cell>
          <table:table-cell office:value-type="percentage" office:value="0.42927622819461325" table:style-name="ce26">
            <text:p>42,9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93196" table:style-name="ce5">
            <text:p>693.196</text:p>
          </table:table-cell>
          <table:table-cell office:value-type="percentage" office:value="0.83480275684001493" table:style-name="ce26">
            <text:p>83,5%</text:p>
          </table:table-cell>
          <table:table-cell office:value-type="float" office:value="371011" table:style-name="ce5">
            <text:p>371.011</text:p>
          </table:table-cell>
          <table:table-cell office:value-type="percentage" office:value="0.44680148993642599" table:style-name="ce26">
            <text:p>44,7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35896" table:style-name="ce5">
            <text:p>235.896</text:p>
          </table:table-cell>
          <table:table-cell office:value-type="percentage" office:value="0.90237436739003207" table:style-name="ce26">
            <text:p>90,2%</text:p>
          </table:table-cell>
          <table:table-cell office:value-type="float" office:value="131059" table:style-name="ce5">
            <text:p>131.059</text:p>
          </table:table-cell>
          <table:table-cell office:value-type="percentage" office:value="0.50134076972805897" table:style-name="ce26">
            <text:p>50,1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48973" table:style-name="ce5">
            <text:p>1.048.973</text:p>
          </table:table-cell>
          <table:table-cell office:value-type="percentage" office:value="0.89746555705469722" table:style-name="ce26">
            <text:p>89,7%</text:p>
          </table:table-cell>
          <table:table-cell office:value-type="float" office:value="658931" table:style-name="ce5">
            <text:p>658.931</text:p>
          </table:table-cell>
          <table:table-cell office:value-type="percentage" office:value="0.56375891178858628" table:style-name="ce26">
            <text:p>56,4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54350" table:style-name="ce5">
            <text:p>754.350</text:p>
          </table:table-cell>
          <table:table-cell office:value-type="percentage" office:value="0.91969564151925653" table:style-name="ce26">
            <text:p>92,0%</text:p>
          </table:table-cell>
          <table:table-cell office:value-type="float" office:value="429156" table:style-name="ce5">
            <text:p>429.156</text:p>
          </table:table-cell>
          <table:table-cell office:value-type="percentage" office:value="0.52322251306666412" table:style-name="ce26">
            <text:p>52,3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06985" table:style-name="ce5">
            <text:p>2.606.985</text:p>
          </table:table-cell>
          <table:table-cell office:value-type="percentage" office:value="0.86557540011926215" table:style-name="ce26">
            <text:p>86,6%</text:p>
          </table:table-cell>
          <table:table-cell office:value-type="float" office:value="1456456" table:style-name="ce5">
            <text:p>1.456.456</text:p>
          </table:table-cell>
          <table:table-cell office:value-type="percentage" office:value="0.48357489013404376" table:style-name="ce26">
            <text:p>48,4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796808" table:style-name="ce5">
            <text:p>1.796.808</text:p>
          </table:table-cell>
          <table:table-cell office:value-type="percentage" office:value="0.8775811922606358" table:style-name="ce26">
            <text:p>87,8%</text:p>
          </table:table-cell>
          <table:table-cell office:value-type="float" office:value="1032701" table:style-name="ce5">
            <text:p>1.032.701</text:p>
          </table:table-cell>
          <table:table-cell office:value-type="percentage" office:value="0.50438275810701583" table:style-name="ce26">
            <text:p>50,4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43501" table:style-name="ce5">
            <text:p>443.501</text:p>
          </table:table-cell>
          <table:table-cell office:value-type="percentage" office:value="0.95914090580760136" table:style-name="ce26">
            <text:p>95,9%</text:p>
          </table:table-cell>
          <table:table-cell office:value-type="float" office:value="264831" table:style-name="ce5">
            <text:p>264.831</text:p>
          </table:table-cell>
          <table:table-cell office:value-type="percentage" office:value="0.57273883311634666" table:style-name="ce26">
            <text:p>57,3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7278" table:style-name="ce5">
            <text:p>1.227.278</text:p>
          </table:table-cell>
          <table:table-cell office:value-type="percentage" office:value="0.9611537497650523" table:style-name="ce26">
            <text:p>96,1%</text:p>
          </table:table-cell>
          <table:table-cell office:value-type="float" office:value="789898" table:style-name="ce5">
            <text:p>789.898</text:p>
          </table:table-cell>
          <table:table-cell office:value-type="percentage" office:value="0.61861568824008517" table:style-name="ce26">
            <text:p>61,9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7153" table:style-name="ce5">
            <text:p>127.153</text:p>
          </table:table-cell>
          <table:table-cell office:value-type="percentage" office:value="0.93691881456592541" table:style-name="ce26">
            <text:p>93,7%</text:p>
          </table:table-cell>
          <table:table-cell office:value-type="float" office:value="77051" table:style-name="ce5">
            <text:p>77.051</text:p>
          </table:table-cell>
          <table:table-cell office:value-type="percentage" office:value="0.56774540577980159" table:style-name="ce26">
            <text:p>56,8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44410" table:style-name="ce5">
            <text:p>2.344.410</text:p>
          </table:table-cell>
          <table:table-cell office:value-type="percentage" office:value="0.91353379503403531" table:style-name="ce26">
            <text:p>91,4%</text:p>
          </table:table-cell>
          <table:table-cell office:value-type="float" office:value="1302075" table:style-name="ce5">
            <text:p>1.302.075</text:p>
          </table:table-cell>
          <table:table-cell office:value-type="percentage" office:value="0.50737265076029425" table:style-name="ce26">
            <text:p>50,7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70187" table:style-name="ce5">
            <text:p>470.187</text:p>
          </table:table-cell>
          <table:table-cell office:value-type="percentage" office:value="0.88242514099111358" table:style-name="ce26">
            <text:p>88,2%</text:p>
          </table:table-cell>
          <table:table-cell office:value-type="float" office:value="249131" table:style-name="ce5">
            <text:p>249.131</text:p>
          </table:table-cell>
          <table:table-cell office:value-type="percentage" office:value="0.46755749903816379" table:style-name="ce26">
            <text:p>46,8%</text:p>
          </table:table-cell>
          <table:table-cell office:value-type="date" office:date-value="2021-06-07T00:00:00" table:style-name="ce8">
            <text:p>0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544" table:style-name="ce5">
            <text:p>256.544</text:p>
          </table:table-cell>
          <table:table-cell office:value-type="percentage" office:value="0.95905733169841789" table:style-name="ce26">
            <text:p>95,9%</text:p>
          </table:table-cell>
          <table:table-cell office:value-type="float" office:value="154425" table:style-name="ce5">
            <text:p>154.425</text:p>
          </table:table-cell>
          <table:table-cell office:value-type="percentage" office:value="0.57729835212489156" table:style-name="ce26">
            <text:p>57,7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13859" table:style-name="ce5">
            <text:p>913.859</text:p>
          </table:table-cell>
          <table:table-cell office:value-type="percentage" office:value="0.9220402632558693" table:style-name="ce26">
            <text:p>92,2%</text:p>
          </table:table-cell>
          <table:table-cell office:value-type="float" office:value="553863" table:style-name="ce5">
            <text:p>553.863</text:p>
          </table:table-cell>
          <table:table-cell office:value-type="percentage" office:value="0.55882142248167999" table:style-name="ce26">
            <text:p>55,9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63" table:style-name="ce5">
            <text:p>22.763</text:p>
          </table:table-cell>
          <table:table-cell office:value-type="percentage" office:value="0.86433019441069259" table:style-name="ce26">
            <text:p>86,4%</text:p>
          </table:table-cell>
          <table:table-cell office:value-type="float" office:value="12982" table:style-name="ce5">
            <text:p>12.982</text:p>
          </table:table-cell>
          <table:table-cell office:value-type="percentage" office:value="0.49293742405832319" table:style-name="ce26">
            <text:p>49,3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646" table:style-name="ce5">
            <text:p>19.646</text:p>
          </table:table-cell>
          <table:table-cell office:value-type="percentage" office:value="0.77889228085477535" table:style-name="ce26">
            <text:p>77,9%</text:p>
          </table:table-cell>
          <table:table-cell office:value-type="float" office:value="12576" table:style-name="ce5">
            <text:p>12.576</text:p>
          </table:table-cell>
          <table:table-cell office:value-type="percentage" office:value="0.49859255441462158" table:style-name="ce26">
            <text:p>49,9%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898" table:style-name="ce5">
            <text:p>11.898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08T00:00:00" table:style-name="ce8">
            <text:p>08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285838" table:style-name="ce15">
            <text:p>17.285.838</text:p>
          </table:table-cell>
          <table:table-cell office:value-type="percentage" office:value="0.90197831276503293" table:style-name="ce16">
            <text:p>90,2%</text:p>
          </table:table-cell>
          <table:table-cell office:value-type="float" office:value="9899394" table:style-name="ce15">
            <text:p>9.899.394</text:p>
          </table:table-cell>
          <table:table-cell office:value-type="percentage" office:value="0.51655226073021687" table:style-name="ce16">
            <text:p>51,7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319" table:style-name="ce35">
            <text:p>430.319</text:p>
          </table:table-cell>
          <table:table-cell office:value-type="percentage" office:value="1" table:style-name="ce36">
            <text:p>100,0%</text:p>
          </table:table-cell>
          <table:table-cell office:value-type="float" office:value="641226" table:style-name="ce35">
            <text:p>641.226</text:p>
          </table:table-cell>
          <table:table-cell office:value-type="percentage" office:value="0.98592363553055828" table:style-name="ce36">
            <text:p>98,6%</text:p>
          </table:table-cell>
          <table:table-cell office:value-type="float" office:value="842243" table:style-name="ce35">
            <text:p>842.243</text:p>
          </table:table-cell>
          <table:table-cell office:value-type="percentage" office:value="0.91933172296585597" table:style-name="ce36">
            <text:p>91,9%</text:p>
          </table:table-cell>
          <table:table-cell office:value-type="float" office:value="1045657" table:style-name="ce35">
            <text:p>1.045.657</text:p>
          </table:table-cell>
          <table:table-cell office:value-type="percentage" office:value="0.82659260202004547" table:style-name="ce36">
            <text:p>82,7%</text:p>
          </table:table-cell>
          <table:table-cell office:value-type="float" office:value="352328" table:style-name="ce35">
            <text:p>352.328</text:p>
          </table:table-cell>
          <table:table-cell office:value-type="percentage" office:value="0.25436751054425843" table:style-name="ce36">
            <text:p>25,4%</text:p>
          </table:table-cell>
          <table:table-cell office:value-type="float" office:value="196058" table:style-name="ce35">
            <text:p>196.058</text:p>
          </table:table-cell>
          <table:table-cell office:value-type="percentage" office:value="0.1207055243996215" table:style-name="ce36">
            <text:p>12,1%</text:p>
          </table:table-cell>
          <table:table-cell office:value-type="float" office:value="41424" table:style-name="ce35">
            <text:p>41.424</text:p>
          </table:table-cell>
          <table:table-cell office:value-type="percentage" office:value="6.6188806831073463E-2" table:style-name="ce36">
            <text:p>6,6%</text:p>
          </table:table-cell>
          <table:table-cell office:value-type="float" office:value="591" table:style-name="ce35">
            <text:p>591</text:p>
          </table:table-cell>
          <table:table-cell office:value-type="percentage" office:value="3.2486628811407149E-3" table:style-name="ce36">
            <text:p>0,3%</text:p>
          </table:table-cell>
          <table:table-cell office:value-type="float" office:value="3549846" table:style-name="ce35">
            <text:p>3.549.846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0265348836122614" table:style-name="ce36">
            <text:p>50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506" table:style-name="ce38">
            <text:p>100.506</text:p>
          </table:table-cell>
          <table:table-cell office:value-type="percentage" office:value="1" table:style-name="ce39">
            <text:p>100,0%</text:p>
          </table:table-cell>
          <table:table-cell office:value-type="float" office:value="117398" table:style-name="ce38">
            <text:p>117.398</text:p>
          </table:table-cell>
          <table:table-cell office:value-type="percentage" office:value="0.98691101677104787" table:style-name="ce39">
            <text:p>98,7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0360" table:style-name="ce38">
            <text:p>160.360</text:p>
          </table:table-cell>
          <table:table-cell office:value-type="percentage" office:value="0.80881240353868034" table:style-name="ce39">
            <text:p>80,9%</text:p>
          </table:table-cell>
          <table:table-cell office:value-type="float" office:value="55455" table:style-name="ce38">
            <text:p>55.455</text:p>
          </table:table-cell>
          <table:table-cell office:value-type="percentage" office:value="0.25799863219551228" table:style-name="ce39">
            <text:p>25,8%</text:p>
          </table:table-cell>
          <table:table-cell office:value-type="float" office:value="34456" table:style-name="ce38">
            <text:p>34.456</text:p>
          </table:table-cell>
          <table:table-cell office:value-type="percentage" office:value="0.14906982780998529" table:style-name="ce39">
            <text:p>14,9%</text:p>
          </table:table-cell>
          <table:table-cell office:value-type="float" office:value="7753" table:style-name="ce38">
            <text:p>7.753</text:p>
          </table:table-cell>
          <table:table-cell office:value-type="percentage" office:value="8.6936532854900203E-2" table:style-name="ce39">
            <text:p>8,7%</text:p>
          </table:table-cell>
          <table:table-cell office:value-type="float" office:value="75" table:style-name="ce38">
            <text:p>75</text:p>
          </table:table-cell>
          <table:table-cell office:value-type="percentage" office:value="2.9873337050904166E-3" table:style-name="ce39">
            <text:p>0,3%</text:p>
          </table:table-cell>
          <table:table-cell office:value-type="float" office:value="623426" table:style-name="ce38">
            <text:p>623.426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5035823878583712" table:style-name="ce39">
            <text:p>55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32" table:style-name="ce38">
            <text:p>88.232</text:p>
          </table:table-cell>
          <table:table-cell office:value-type="percentage" office:value="1" table:style-name="ce39">
            <text:p>100,0%</text:p>
          </table:table-cell>
          <table:table-cell office:value-type="float" office:value="112910" table:style-name="ce38">
            <text:p>112.910</text:p>
          </table:table-cell>
          <table:table-cell office:value-type="percentage" office:value="1" table:style-name="ce39">
            <text:p>100,0%</text:p>
          </table:table-cell>
          <table:table-cell office:value-type="float" office:value="139860" table:style-name="ce38">
            <text:p>139.860</text:p>
          </table:table-cell>
          <table:table-cell office:value-type="percentage" office:value="0.93456819821987014" table:style-name="ce39">
            <text:p>93,5%</text:p>
          </table:table-cell>
          <table:table-cell office:value-type="float" office:value="135492" table:style-name="ce38">
            <text:p>135.492</text:p>
          </table:table-cell>
          <table:table-cell office:value-type="percentage" office:value="0.83305358295674625" table:style-name="ce39">
            <text:p>83,3%</text:p>
          </table:table-cell>
          <table:table-cell office:value-type="float" office:value="42792" table:style-name="ce38">
            <text:p>42.792</text:p>
          </table:table-cell>
          <table:table-cell office:value-type="percentage" office:value="0.25625026198702938" table:style-name="ce39">
            <text:p>25,6%</text:p>
          </table:table-cell>
          <table:table-cell office:value-type="float" office:value="21103" table:style-name="ce38">
            <text:p>21.103</text:p>
          </table:table-cell>
          <table:table-cell office:value-type="percentage" office:value="0.13605885159443462" table:style-name="ce39">
            <text:p>13,6%</text:p>
          </table:table-cell>
          <table:table-cell office:value-type="float" office:value="4741" table:style-name="ce38">
            <text:p>4.741</text:p>
          </table:table-cell>
          <table:table-cell office:value-type="percentage" office:value="8.7506229350855502E-2" table:style-name="ce39">
            <text:p>8,8%</text:p>
          </table:table-cell>
          <table:table-cell office:value-type="float" office:value="57" table:style-name="ce38">
            <text:p>57</text:p>
          </table:table-cell>
          <table:table-cell office:value-type="percentage" office:value="3.662532930668894E-3" table:style-name="ce39">
            <text:p>0,4%</text:p>
          </table:table-cell>
          <table:table-cell office:value-type="float" office:value="545187" table:style-name="ce38">
            <text:p>545.187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0495068291594956" table:style-name="ce39">
            <text:p>6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42" table:style-name="ce38">
            <text:p>50.542</text:p>
          </table:table-cell>
          <table:table-cell office:value-type="percentage" office:value="1" table:style-name="ce39">
            <text:p>100,0%</text:p>
          </table:table-cell>
          <table:table-cell office:value-type="float" office:value="76796" table:style-name="ce38">
            <text:p>76.796</text:p>
          </table:table-cell>
          <table:table-cell office:value-type="percentage" office:value="0.95379800288141492" table:style-name="ce39">
            <text:p>95,4%</text:p>
          </table:table-cell>
          <table:table-cell office:value-type="float" office:value="98248" table:style-name="ce38">
            <text:p>98.248</text:p>
          </table:table-cell>
          <table:table-cell office:value-type="percentage" office:value="0.83807184106592969" table:style-name="ce39">
            <text:p>83,8%</text:p>
          </table:table-cell>
          <table:table-cell office:value-type="float" office:value="125143" table:style-name="ce38">
            <text:p>125.143</text:p>
          </table:table-cell>
          <table:table-cell office:value-type="percentage" office:value="0.75479652828458899" table:style-name="ce39">
            <text:p>75,5%</text:p>
          </table:table-cell>
          <table:table-cell office:value-type="float" office:value="67063" table:style-name="ce38">
            <text:p>67.063</text:p>
          </table:table-cell>
          <table:table-cell office:value-type="percentage" office:value="0.32527695322352213" table:style-name="ce39">
            <text:p>32,5%</text:p>
          </table:table-cell>
          <table:table-cell office:value-type="float" office:value="27599" table:style-name="ce38">
            <text:p>27.599</text:p>
          </table:table-cell>
          <table:table-cell office:value-type="percentage" office:value="0.10702181617949294" table:style-name="ce39">
            <text:p>10,7%</text:p>
          </table:table-cell>
          <table:table-cell office:value-type="float" office:value="4637" table:style-name="ce38">
            <text:p>4.637</text:p>
          </table:table-cell>
          <table:table-cell office:value-type="percentage" office:value="5.4019734619462016E-2" table:style-name="ce39">
            <text:p>5,4%</text:p>
          </table:table-cell>
          <table:table-cell office:value-type="float" office:value="45" table:style-name="ce38">
            <text:p>45</text:p>
          </table:table-cell>
          <table:table-cell office:value-type="percentage" office:value="1.9313304721030042E-3" table:style-name="ce39">
            <text:p>0,2%</text:p>
          </table:table-cell>
          <table:table-cell office:value-type="float" office:value="450073" table:style-name="ce38">
            <text:p>450.073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5633436380577908" table:style-name="ce39">
            <text:p>45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959" table:style-name="ce38">
            <text:p>90.959</text:p>
          </table:table-cell>
          <table:table-cell office:value-type="percentage" office:value="1" table:style-name="ce39">
            <text:p>100,0%</text:p>
          </table:table-cell>
          <table:table-cell office:value-type="float" office:value="146314" table:style-name="ce38">
            <text:p>146.314</text:p>
          </table:table-cell>
          <table:table-cell office:value-type="percentage" office:value="0.94682620315664823" table:style-name="ce39">
            <text:p>94,7%</text:p>
          </table:table-cell>
          <table:table-cell office:value-type="float" office:value="204893" table:style-name="ce38">
            <text:p>204.893</text:p>
          </table:table-cell>
          <table:table-cell office:value-type="percentage" office:value="0.87154390621543909" table:style-name="ce39">
            <text:p>87,2%</text:p>
          </table:table-cell>
          <table:table-cell office:value-type="float" office:value="251030" table:style-name="ce38">
            <text:p>251.030</text:p>
          </table:table-cell>
          <table:table-cell office:value-type="percentage" office:value="0.71618090108184596" table:style-name="ce39">
            <text:p>71,6%</text:p>
          </table:table-cell>
          <table:table-cell office:value-type="float" office:value="118148" table:style-name="ce38">
            <text:p>118.148</text:p>
          </table:table-cell>
          <table:table-cell office:value-type="percentage" office:value="0.3045648116641404" table:style-name="ce39">
            <text:p>30,5%</text:p>
          </table:table-cell>
          <table:table-cell office:value-type="float" office:value="51503" table:style-name="ce38">
            <text:p>51.503</text:p>
          </table:table-cell>
          <table:table-cell office:value-type="percentage" office:value="0.1158706553847469" table:style-name="ce39">
            <text:p>11,6%</text:p>
          </table:table-cell>
          <table:table-cell office:value-type="float" office:value="8556" table:style-name="ce38">
            <text:p>8.556</text:p>
          </table:table-cell>
          <table:table-cell office:value-type="percentage" office:value="5.2202881042593303E-2" table:style-name="ce39">
            <text:p>5,2%</text:p>
          </table:table-cell>
          <table:table-cell office:value-type="float" office:value="98" table:style-name="ce38">
            <text:p>98</text:p>
          </table:table-cell>
          <table:table-cell office:value-type="percentage" office:value="2.2095959595959595E-3" table:style-name="ce39">
            <text:p>0,2%</text:p>
          </table:table-cell>
          <table:table-cell office:value-type="float" office:value="871501" table:style-name="ce38">
            <text:p>871.501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6578601232581146" table:style-name="ce39">
            <text:p>46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66" table:style-name="ce38">
            <text:p>42.066</text:p>
          </table:table-cell>
          <table:table-cell office:value-type="percentage" office:value="1" table:style-name="ce39">
            <text:p>100,0%</text:p>
          </table:table-cell>
          <table:table-cell office:value-type="float" office:value="55404" table:style-name="ce38">
            <text:p>55.404</text:p>
          </table:table-cell>
          <table:table-cell office:value-type="percentage" office:value="1" table:style-name="ce39">
            <text:p>100,0%</text:p>
          </table:table-cell>
          <table:table-cell office:value-type="float" office:value="72260" table:style-name="ce38">
            <text:p>72.260</text:p>
          </table:table-cell>
          <table:table-cell office:value-type="percentage" office:value="0.93425560799017393" table:style-name="ce39">
            <text:p>93,4%</text:p>
          </table:table-cell>
          <table:table-cell office:value-type="float" office:value="66166" table:style-name="ce38">
            <text:p>66.166</text:p>
          </table:table-cell>
          <table:table-cell office:value-type="percentage" office:value="0.7354719665644035" table:style-name="ce39">
            <text:p>73,5%</text:p>
          </table:table-cell>
          <table:table-cell office:value-type="float" office:value="20199" table:style-name="ce38">
            <text:p>20.199</text:p>
          </table:table-cell>
          <table:table-cell office:value-type="percentage" office:value="0.20659922879440312" table:style-name="ce39">
            <text:p>20,7%</text:p>
          </table:table-cell>
          <table:table-cell office:value-type="float" office:value="12804" table:style-name="ce38">
            <text:p>12.804</text:p>
          </table:table-cell>
          <table:table-cell office:value-type="percentage" office:value="0.13272244796417612" table:style-name="ce39">
            <text:p>13,3%</text:p>
          </table:table-cell>
          <table:table-cell office:value-type="float" office:value="1872" table:style-name="ce38">
            <text:p>1.872</text:p>
          </table:table-cell>
          <table:table-cell office:value-type="percentage" office:value="5.3585229712322886E-2" table:style-name="ce39">
            <text:p>5,4%</text:p>
          </table:table-cell>
          <table:table-cell office:value-type="float" office:value="13" table:style-name="ce38">
            <text:p>13</text:p>
          </table:table-cell>
          <table:table-cell office:value-type="percentage" office:value="1.2047076267259753E-3" table:style-name="ce39">
            <text:p>0,1%</text:p>
          </table:table-cell>
          <table:table-cell office:value-type="float" office:value="270784" table:style-name="ce38">
            <text:p>270.784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4007307772086866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150" table:style-name="ce38">
            <text:p>228.150</text:p>
          </table:table-cell>
          <table:table-cell office:value-type="percentage" office:value="1" table:style-name="ce39">
            <text:p>100,0%</text:p>
          </table:table-cell>
          <table:table-cell office:value-type="float" office:value="247870" table:style-name="ce38">
            <text:p>247.870</text:p>
          </table:table-cell>
          <table:table-cell office:value-type="percentage" office:value="1" table:style-name="ce39">
            <text:p>100,0%</text:p>
          </table:table-cell>
          <table:table-cell office:value-type="float" office:value="304783" table:style-name="ce38">
            <text:p>304.783</text:p>
          </table:table-cell>
          <table:table-cell office:value-type="percentage" office:value="0.95670721180255824" table:style-name="ce39">
            <text:p>95,7%</text:p>
          </table:table-cell>
          <table:table-cell office:value-type="float" office:value="268170" table:style-name="ce38">
            <text:p>268.170</text:p>
          </table:table-cell>
          <table:table-cell office:value-type="percentage" office:value="0.70353512166327803" table:style-name="ce39">
            <text:p>70,4%</text:p>
          </table:table-cell>
          <table:table-cell office:value-type="float" office:value="56328" table:style-name="ce38">
            <text:p>56.328</text:p>
          </table:table-cell>
          <table:table-cell office:value-type="percentage" office:value="0.15504328319180855" table:style-name="ce39">
            <text:p>15,5%</text:p>
          </table:table-cell>
          <table:table-cell office:value-type="float" office:value="48685" table:style-name="ce38">
            <text:p>48.685</text:p>
          </table:table-cell>
          <table:table-cell office:value-type="percentage" office:value="0.12960374821972873" table:style-name="ce39">
            <text:p>13,0%</text:p>
          </table:table-cell>
          <table:table-cell office:value-type="float" office:value="9578" table:style-name="ce38">
            <text:p>9.578</text:p>
          </table:table-cell>
          <table:table-cell office:value-type="percentage" office:value="6.6319535804794286E-2" table:style-name="ce39">
            <text:p>6,6%</text:p>
          </table:table-cell>
          <table:table-cell office:value-type="float" office:value="126" table:style-name="ce38">
            <text:p>126</text:p>
          </table:table-cell>
          <table:table-cell office:value-type="percentage" office:value="3.0970406056434964E-3" table:style-name="ce39">
            <text:p>0,3%</text:p>
          </table:table-cell>
          <table:table-cell office:value-type="float" office:value="1163690" table:style-name="ce38">
            <text:p>1.163.690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5602513864912018" table:style-name="ce39">
            <text:p>55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023" table:style-name="ce38">
            <text:p>137.023</text:p>
          </table:table-cell>
          <table:table-cell office:value-type="percentage" office:value="1" table:style-name="ce39">
            <text:p>100,0%</text:p>
          </table:table-cell>
          <table:table-cell office:value-type="float" office:value="156571" table:style-name="ce38">
            <text:p>156.571</text:p>
          </table:table-cell>
          <table:table-cell office:value-type="percentage" office:value="0.98409815148867696" table:style-name="ce39">
            <text:p>98,4%</text:p>
          </table:table-cell>
          <table:table-cell office:value-type="float" office:value="206350" table:style-name="ce38">
            <text:p>206.350</text:p>
          </table:table-cell>
          <table:table-cell office:value-type="percentage" office:value="0.94463569610518028" table:style-name="ce39">
            <text:p>94,5%</text:p>
          </table:table-cell>
          <table:table-cell office:value-type="float" office:value="254406" table:style-name="ce38">
            <text:p>254.406</text:p>
          </table:table-cell>
          <table:table-cell office:value-type="percentage" office:value="0.82739578116157908" table:style-name="ce39">
            <text:p>82,7%</text:p>
          </table:table-cell>
          <table:table-cell office:value-type="float" office:value="91557" table:style-name="ce38">
            <text:p>91.557</text:p>
          </table:table-cell>
          <table:table-cell office:value-type="percentage" office:value="0.27693773536395394" table:style-name="ce39">
            <text:p>27,7%</text:p>
          </table:table-cell>
          <table:table-cell office:value-type="float" office:value="41464" table:style-name="ce38">
            <text:p>41.464</text:p>
          </table:table-cell>
          <table:table-cell office:value-type="percentage" office:value="0.10990828606266236" table:style-name="ce39">
            <text:p>11,0%</text:p>
          </table:table-cell>
          <table:table-cell office:value-type="float" office:value="8160" table:style-name="ce38">
            <text:p>8.160</text:p>
          </table:table-cell>
          <table:table-cell office:value-type="percentage" office:value="5.4575368851910805E-2" table:style-name="ce39">
            <text:p>5,5%</text:p>
          </table:table-cell>
          <table:table-cell office:value-type="float" office:value="116" table:style-name="ce38">
            <text:p>116</text:p>
          </table:table-cell>
          <table:table-cell office:value-type="percentage" office:value="2.7381739212538948E-3" table:style-name="ce39">
            <text:p>0,3%</text:p>
          </table:table-cell>
          <table:table-cell office:value-type="float" office:value="895647" table:style-name="ce38">
            <text:p>895.647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2073589912347007" table:style-name="ce39">
            <text:p>52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001" table:style-name="ce38">
            <text:p>454.001</text:p>
          </table:table-cell>
          <table:table-cell office:value-type="percentage" office:value="1" table:style-name="ce39">
            <text:p>100,0%</text:p>
          </table:table-cell>
          <table:table-cell office:value-type="float" office:value="606378" table:style-name="ce38">
            <text:p>606.378</text:p>
          </table:table-cell>
          <table:table-cell office:value-type="percentage" office:value="0.95448707051245729" table:style-name="ce39">
            <text:p>95,4%</text:p>
          </table:table-cell>
          <table:table-cell office:value-type="float" office:value="715026" table:style-name="ce38">
            <text:p>715.026</text:p>
          </table:table-cell>
          <table:table-cell office:value-type="percentage" office:value="0.85367676555426086" table:style-name="ce39">
            <text:p>85,4%</text:p>
          </table:table-cell>
          <table:table-cell office:value-type="float" office:value="831580" table:style-name="ce38">
            <text:p>831.580</text:p>
          </table:table-cell>
          <table:table-cell office:value-type="percentage" office:value="0.76167359724486616" table:style-name="ce39">
            <text:p>76,2%</text:p>
          </table:table-cell>
          <table:table-cell office:value-type="float" office:value="273135" table:style-name="ce38">
            <text:p>273.135</text:p>
          </table:table-cell>
          <table:table-cell office:value-type="percentage" office:value="0.20743038758159263" table:style-name="ce39">
            <text:p>20,7%</text:p>
          </table:table-cell>
          <table:table-cell office:value-type="float" office:value="184455" table:style-name="ce38">
            <text:p>184.455</text:p>
          </table:table-cell>
          <table:table-cell office:value-type="percentage" office:value="0.12405581923381383" table:style-name="ce39">
            <text:p>12,4%</text:p>
          </table:table-cell>
          <table:table-cell office:value-type="float" office:value="51204" table:style-name="ce38">
            <text:p>51.204</text:p>
          </table:table-cell>
          <table:table-cell office:value-type="percentage" office:value="9.2041213986295556E-2" table:style-name="ce39">
            <text:p>9,2%</text:p>
          </table:table-cell>
          <table:table-cell office:value-type="float" office:value="976" table:style-name="ce38">
            <text:p>976</text:p>
          </table:table-cell>
          <table:table-cell office:value-type="percentage" office:value="6.1051894109993496E-3" table:style-name="ce39">
            <text:p>0,6%</text:p>
          </table:table-cell>
          <table:table-cell office:value-type="float" office:value="3116755" table:style-name="ce38">
            <text:p>3.116.755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7717669847380251" table:style-name="ce39">
            <text:p>47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970" table:style-name="ce38">
            <text:p>293.970</text:p>
          </table:table-cell>
          <table:table-cell office:value-type="percentage" office:value="1" table:style-name="ce39">
            <text:p>100,0%</text:p>
          </table:table-cell>
          <table:table-cell office:value-type="float" office:value="426792" table:style-name="ce38">
            <text:p>426.792</text:p>
          </table:table-cell>
          <table:table-cell office:value-type="percentage" office:value="0.97471806185510501" table:style-name="ce39">
            <text:p>97,5%</text:p>
          </table:table-cell>
          <table:table-cell office:value-type="float" office:value="525743" table:style-name="ce38">
            <text:p>525.743</text:p>
          </table:table-cell>
          <table:table-cell office:value-type="percentage" office:value="0.90531711920210489" table:style-name="ce39">
            <text:p>90,5%</text:p>
          </table:table-cell>
          <table:table-cell office:value-type="float" office:value="550303" table:style-name="ce38">
            <text:p>550.303</text:p>
          </table:table-cell>
          <table:table-cell office:value-type="percentage" office:value="0.73146102661849655" table:style-name="ce39">
            <text:p>73,1%</text:p>
          </table:table-cell>
          <table:table-cell office:value-type="float" office:value="124597" table:style-name="ce38">
            <text:p>124.597</text:p>
          </table:table-cell>
          <table:table-cell office:value-type="percentage" office:value="0.14631136183224752" table:style-name="ce39">
            <text:p>14,6%</text:p>
          </table:table-cell>
          <table:table-cell office:value-type="float" office:value="109119" table:style-name="ce38">
            <text:p>109.119</text:p>
          </table:table-cell>
          <table:table-cell office:value-type="percentage" office:value="0.11933673017424941" table:style-name="ce39">
            <text:p>11,9%</text:p>
          </table:table-cell>
          <table:table-cell office:value-type="float" office:value="21987" table:style-name="ce38">
            <text:p>21.987</text:p>
          </table:table-cell>
          <table:table-cell office:value-type="percentage" office:value="6.2315423116819806E-2" table:style-name="ce39">
            <text:p>6,2%</text:p>
          </table:table-cell>
          <table:table-cell office:value-type="float" office:value="213" table:style-name="ce38">
            <text:p>213</text:p>
          </table:table-cell>
          <table:table-cell office:value-type="percentage" office:value="2.06697784549098E-3" table:style-name="ce39">
            <text:p>0,2%</text:p>
          </table:table-cell>
          <table:table-cell office:value-type="float" office:value="2052724" table:style-name="ce38">
            <text:p>2.052.724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8080987420669175" table:style-name="ce39">
            <text:p>48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37" table:style-name="ce38">
            <text:p>77.937</text:p>
          </table:table-cell>
          <table:table-cell office:value-type="percentage" office:value="1" table:style-name="ce39">
            <text:p>100,0%</text:p>
          </table:table-cell>
          <table:table-cell office:value-type="float" office:value="95147" table:style-name="ce38">
            <text:p>95.147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42439" table:style-name="ce38">
            <text:p>142.439</text:p>
          </table:table-cell>
          <table:table-cell office:value-type="percentage" office:value="0.84175846255673226" table:style-name="ce39">
            <text:p>84,2%</text:p>
          </table:table-cell>
          <table:table-cell office:value-type="float" office:value="35114" table:style-name="ce38">
            <text:p>35.114</text:p>
          </table:table-cell>
          <table:table-cell office:value-type="percentage" office:value="0.22015875205336877" table:style-name="ce39">
            <text:p>22,0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6" table:style-name="ce38">
            <text:p>76</text:p>
          </table:table-cell>
          <table:table-cell office:value-type="percentage" office:value="3.6271655610175153E-3" table:style-name="ce39">
            <text:p>0,4%</text:p>
          </table:table-cell>
          <table:table-cell office:value-type="float" office:value="505415" table:style-name="ce38">
            <text:p>505.415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5466175306980914" table:style-name="ce39">
            <text:p>55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124" table:style-name="ce38">
            <text:p>240.124</text:p>
          </table:table-cell>
          <table:table-cell office:value-type="percentage" office:value="1" table:style-name="ce39">
            <text:p>100,0%</text:p>
          </table:table-cell>
          <table:table-cell office:value-type="float" office:value="286768" table:style-name="ce38">
            <text:p>286.768</text:p>
          </table:table-cell>
          <table:table-cell office:value-type="percentage" office:value="0.98966738219642325" table:style-name="ce39">
            <text:p>99,0%</text:p>
          </table:table-cell>
          <table:table-cell office:value-type="float" office:value="331496" table:style-name="ce38">
            <text:p>331.496</text:p>
          </table:table-cell>
          <table:table-cell office:value-type="percentage" office:value="0.95552090209179452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64935" table:style-name="ce38">
            <text:p>64.935</text:p>
          </table:table-cell>
          <table:table-cell office:value-type="percentage" office:value="0.14650704727438457" table:style-name="ce39">
            <text:p>14,7%</text:p>
          </table:table-cell>
          <table:table-cell office:value-type="float" office:value="49578" table:style-name="ce38">
            <text:p>49.578</text:p>
          </table:table-cell>
          <table:table-cell office:value-type="percentage" office:value="0.11121554657759493" table:style-name="ce39">
            <text:p>11,1%</text:p>
          </table:table-cell>
          <table:table-cell office:value-type="float" office:value="6844" table:style-name="ce38">
            <text:p>6.844</text:p>
          </table:table-cell>
          <table:table-cell office:value-type="percentage" office:value="4.4806703983763789E-2" table:style-name="ce39">
            <text:p>4,5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348680" table:style-name="ce38">
            <text:p>1.348.680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7083528912324033" table:style-name="ce39">
            <text:p>5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80" table:style-name="ce38">
            <text:p>23.280</text:p>
          </table:table-cell>
          <table:table-cell office:value-type="percentage" office:value="1" table:style-name="ce39">
            <text:p>100,0%</text:p>
          </table:table-cell>
          <table:table-cell office:value-type="float" office:value="28409" table:style-name="ce38">
            <text:p>28.409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38878" table:style-name="ce38">
            <text:p>38.878</text:p>
          </table:table-cell>
          <table:table-cell office:value-type="percentage" office:value="0.8156680093991272" table:style-name="ce39">
            <text:p>81,6%</text:p>
          </table:table-cell>
          <table:table-cell office:value-type="float" office:value="7855" table:style-name="ce38">
            <text:p>7.855</text:p>
          </table:table-cell>
          <table:table-cell office:value-type="percentage" office:value="0.14835590307288421" table:style-name="ce39">
            <text:p>14,8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44233" table:style-name="ce38">
            <text:p>144.23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3264177142266278" table:style-name="ce39">
            <text:p>53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029" table:style-name="ce38">
            <text:p>370.029</text:p>
          </table:table-cell>
          <table:table-cell office:value-type="percentage" office:value="1" table:style-name="ce39">
            <text:p>100,0%</text:p>
          </table:table-cell>
          <table:table-cell office:value-type="float" office:value="502624" table:style-name="ce38">
            <text:p>502.624</text:p>
          </table:table-cell>
          <table:table-cell office:value-type="percentage" office:value="0.95541180920808777" table:style-name="ce39">
            <text:p>95,5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798098" table:style-name="ce38">
            <text:p>798.098</text:p>
          </table:table-cell>
          <table:table-cell office:value-type="percentage" office:value="0.82042757737337102" table:style-name="ce39">
            <text:p>82,0%</text:p>
          </table:table-cell>
          <table:table-cell office:value-type="float" office:value="165281" table:style-name="ce38">
            <text:p>165.281</text:p>
          </table:table-cell>
          <table:table-cell office:value-type="percentage" office:value="0.14175395442939834" table:style-name="ce39">
            <text:p>14,2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484" table:style-name="ce38">
            <text:p>484</text:p>
          </table:table-cell>
          <table:table-cell office:value-type="percentage" office:value="3.5624645777669823E-3" table:style-name="ce39">
            <text:p>0,4%</text:p>
          </table:table-cell>
          <table:table-cell office:value-type="float" office:value="2728135" table:style-name="ce38">
            <text:p>2.728.135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7898798779343366" table:style-name="ce39">
            <text:p>47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16" table:style-name="ce38">
            <text:p>73.016</text:p>
          </table:table-cell>
          <table:table-cell office:value-type="percentage" office:value="1" table:style-name="ce39">
            <text:p>100,0%</text:p>
          </table:table-cell>
          <table:table-cell office:value-type="float" office:value="99763" table:style-name="ce38">
            <text:p>99.763</text:p>
          </table:table-cell>
          <table:table-cell office:value-type="percentage" office:value="0.96952351334804032" table:style-name="ce39">
            <text:p>97,0%</text:p>
          </table:table-cell>
          <table:table-cell office:value-type="float" office:value="129391" table:style-name="ce38">
            <text:p>129.391</text:p>
          </table:table-cell>
          <table:table-cell office:value-type="percentage" office:value="0.88075611432927869" table:style-name="ce39">
            <text:p>88,1%</text:p>
          </table:table-cell>
          <table:table-cell office:value-type="float" office:value="168017" table:style-name="ce38">
            <text:p>168.017</text:p>
          </table:table-cell>
          <table:table-cell office:value-type="percentage" office:value="0.78786528866714189" table:style-name="ce39">
            <text:p>78,8%</text:p>
          </table:table-cell>
          <table:table-cell office:value-type="float" office:value="49174" table:style-name="ce38">
            <text:p>49.174</text:p>
          </table:table-cell>
          <table:table-cell office:value-type="percentage" office:value="0.19347883394909446" table:style-name="ce39">
            <text:p>19,3%</text:p>
          </table:table-cell>
          <table:table-cell office:value-type="float" office:value="32213" table:style-name="ce38">
            <text:p>32.213</text:p>
          </table:table-cell>
          <table:table-cell office:value-type="percentage" office:value="0.1084218533327948" table:style-name="ce39">
            <text:p>10,8%</text:p>
          </table:table-cell>
          <table:table-cell office:value-type="float" office:value="7770" table:style-name="ce38">
            <text:p>7.770</text:p>
          </table:table-cell>
          <table:table-cell office:value-type="percentage" office:value="6.5477344164763585E-2" table:style-name="ce39">
            <text:p>6,5%</text:p>
          </table:table-cell>
          <table:table-cell office:value-type="float" office:value="154" table:style-name="ce38">
            <text:p>154</text:p>
          </table:table-cell>
          <table:table-cell office:value-type="percentage" office:value="4.4365061073980182E-3" table:style-name="ce39">
            <text:p>0,4%</text:p>
          </table:table-cell>
          <table:table-cell office:value-type="float" office:value="559498" table:style-name="ce38">
            <text:p>559.498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5212726842233281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40" table:style-name="ce38">
            <text:p>42.340</text:p>
          </table:table-cell>
          <table:table-cell office:value-type="percentage" office:value="1" table:style-name="ce39">
            <text:p>100,0%</text:p>
          </table:table-cell>
          <table:table-cell office:value-type="float" office:value="55504" table:style-name="ce38">
            <text:p>55.504</text:p>
          </table:table-cell>
          <table:table-cell office:value-type="percentage" office:value="0.99483796960137649" table:style-name="ce39">
            <text:p>99,5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30491" table:style-name="ce38">
            <text:p>30.491</text:p>
          </table:table-cell>
          <table:table-cell office:value-type="percentage" office:value="0.28231884594729728" table:style-name="ce39">
            <text:p>28,2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5" table:style-name="ce38">
            <text:p>15</text:p>
          </table:table-cell>
          <table:table-cell office:value-type="percentage" office:value="1.078671077232849E-3" table:style-name="ce39">
            <text:p>0,1%</text:p>
          </table:table-cell>
          <table:table-cell office:value-type="float" office:value="307134" table:style-name="ce38">
            <text:p>307.134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5546131100400586" table:style-name="ce39">
            <text:p>55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790" table:style-name="ce38">
            <text:p>161.790</text:p>
          </table:table-cell>
          <table:table-cell office:value-type="percentage" office:value="1" table:style-name="ce39">
            <text:p>100,0%</text:p>
          </table:table-cell>
          <table:table-cell office:value-type="float" office:value="209668" table:style-name="ce38">
            <text:p>209.668</text:p>
          </table:table-cell>
          <table:table-cell office:value-type="percentage" office:value="0.98398261693909828" table:style-name="ce39">
            <text:p>98,4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70833" table:style-name="ce38">
            <text:p>270.833</text:p>
          </table:table-cell>
          <table:table-cell office:value-type="percentage" office:value="0.79662153616274045" table:style-name="ce39">
            <text:p>79,7%</text:p>
          </table:table-cell>
          <table:table-cell office:value-type="float" office:value="55085" table:style-name="ce38">
            <text:p>55.085</text:p>
          </table:table-cell>
          <table:table-cell office:value-type="percentage" office:value="0.15211262160587408" table:style-name="ce39">
            <text:p>15,2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52" table:style-name="ce38">
            <text:p>52</text:p>
          </table:table-cell>
          <table:table-cell office:value-type="percentage" office:value="1.2433052792654934E-3" table:style-name="ce39">
            <text:p>0,1%</text:p>
          </table:table-cell>
          <table:table-cell office:value-type="float" office:value="1035178" table:style-name="ce38">
            <text:p>1.035.178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4536929377074084" table:style-name="ce39">
            <text:p>54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8" table:style-name="ce38">
            <text:p>2.358</text:p>
          </table:table-cell>
          <table:table-cell office:value-type="percentage" office:value="0.9051823416506718" table:style-name="ce39">
            <text:p>90,5%</text:p>
          </table:table-cell>
          <table:table-cell office:value-type="float" office:value="3753" table:style-name="ce38">
            <text:p>3.753</text:p>
          </table:table-cell>
          <table:table-cell office:value-type="percentage" office:value="0.86915238536359429" table:style-name="ce39">
            <text:p>86,9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2246" table:style-name="ce38">
            <text:p>2.246</text:p>
          </table:table-cell>
          <table:table-cell office:value-type="percentage" office:value="0.12890266299357209" table:style-name="ce39">
            <text:p>12,9%</text:p>
          </table:table-cell>
          <table:table-cell office:value-type="float" office:value="600" table:style-name="ce38">
            <text:p>600</text:p>
          </table:table-cell>
          <table:table-cell office:value-type="percentage" office:value="7.9145231499802141E-2" table:style-name="ce39">
            <text:p>7,9%</text:p>
          </table:table-cell>
          <table:table-cell office:value-type="float" office:value="10" table:style-name="ce38">
            <text:p>10</text:p>
          </table:table-cell>
          <table:table-cell office:value-type="percentage" office:value="4.5977011494252873E-3" table:style-name="ce39">
            <text:p>0,5%</text:p>
          </table:table-cell>
          <table:table-cell office:value-type="float" office:value="34627" table:style-name="ce38">
            <text:p>34.627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2339853078992715" table:style-name="ce39">
            <text:p>5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2" table:style-name="ce38">
            <text:p>1.932</text:p>
          </table:table-cell>
          <table:table-cell office:value-type="percentage" office:value="0.82247765006385698" table:style-name="ce39">
            <text:p>82,2%</text:p>
          </table:table-cell>
          <table:table-cell office:value-type="float" office:value="3135" table:style-name="ce38">
            <text:p>3.135</text:p>
          </table:table-cell>
          <table:table-cell office:value-type="percentage" office:value="0.83644610458911417" table:style-name="ce39">
            <text:p>83,6%</text:p>
          </table:table-cell>
          <table:table-cell office:value-type="float" office:value="6399" table:style-name="ce38">
            <text:p>6.399</text:p>
          </table:table-cell>
          <table:table-cell office:value-type="percentage" office:value="0.81755461862782675" table:style-name="ce39">
            <text:p>81,8%</text:p>
          </table:table-cell>
          <table:table-cell office:value-type="float" office:value="8180" table:style-name="ce38">
            <text:p>8.180</text:p>
          </table:table-cell>
          <table:table-cell office:value-type="percentage" office:value="0.72395787237808651" table:style-name="ce39">
            <text:p>72,4%</text:p>
          </table:table-cell>
          <table:table-cell office:value-type="float" office:value="7618" table:style-name="ce38">
            <text:p>7.618</text:p>
          </table:table-cell>
          <table:table-cell office:value-type="percentage" office:value="0.63472754540909848" table:style-name="ce39">
            <text:p>63,5%</text:p>
          </table:table-cell>
          <table:table-cell office:value-type="float" office:value="2070" table:style-name="ce38">
            <text:p>2.070</text:p>
          </table:table-cell>
          <table:table-cell office:value-type="percentage" office:value="0.11440888741502238" table:style-name="ce39">
            <text:p>11,4%</text:p>
          </table:table-cell>
          <table:table-cell office:value-type="float" office:value="329" table:style-name="ce38">
            <text:p>329</text:p>
          </table:table-cell>
          <table:table-cell office:value-type="percentage" office:value="3.8542642924086226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670" table:style-name="ce38">
            <text:p>29.67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4833630511650396" table:style-name="ce39">
            <text:p>44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29" table:style-name="ce38">
            <text:p>29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01" table:style-name="ce38">
            <text:p>3.301</text:p>
          </table:table-cell>
          <table:table-cell office:value-type="string" table:style-name="ce39">
            <text:p>-</text:p>
          </table:table-cell>
          <table:table-cell office:value-type="float" office:value="8555" table:style-name="ce38">
            <text:p>8.555</text:p>
          </table:table-cell>
          <table:table-cell office:value-type="string" table:style-name="ce39">
            <text:p>-</text:p>
          </table:table-cell>
          <table:table-cell office:value-type="float" office:value="18174" table:style-name="ce38">
            <text:p>18.174</text:p>
          </table:table-cell>
          <table:table-cell office:value-type="string" table:style-name="ce39">
            <text:p>-</text:p>
          </table:table-cell>
          <table:table-cell office:value-type="float" office:value="34521" table:style-name="ce38">
            <text:p>34.521</text:p>
          </table:table-cell>
          <table:table-cell office:value-type="string" table:style-name="ce39">
            <text:p>-</text:p>
          </table:table-cell>
          <table:table-cell office:value-type="float" office:value="8671" table:style-name="ce38">
            <text:p>8.67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3277" table:style-name="ce38">
            <text:p>73.27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3" table:style-name="ce38">
            <text:p>3</text:p>
          </table:table-cell>
          <table:table-cell office:value-type="string" table:style-name="ce39">
            <text:p>-</text:p>
          </table:table-cell>
          <table:table-cell office:value-type="float" office:value="33" table:style-name="ce38">
            <text:p>33</text:p>
          </table:table-cell>
          <table:table-cell office:value-type="string" table:style-name="ce39">
            <text:p>-</text:p>
          </table:table-cell>
          <table:table-cell office:value-type="float" office:value="99" table:style-name="ce38">
            <text:p>99</text:p>
          </table:table-cell>
          <table:table-cell office:value-type="string" table:style-name="ce39">
            <text:p>-</text:p>
          </table:table-cell>
          <table:table-cell office:value-type="float" office:value="147" table:style-name="ce38">
            <text:p>147</text:p>
          </table:table-cell>
          <table:table-cell office:value-type="string" table:style-name="ce39">
            <text:p>-</text:p>
          </table:table-cell>
          <table:table-cell office:value-type="float" office:value="26" table:style-name="ce38">
            <text:p>26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308" table:style-name="ce38">
            <text:p>30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08603" table:style-name="ce43">
            <text:p>2.908.603</text:p>
          </table:table-cell>
          <table:table-cell office:value-type="percentage" office:value="1" table:style-name="ce44">
            <text:p>100,0%</text:p>
          </table:table-cell>
          <table:table-cell office:value-type="float" office:value="3872443" table:style-name="ce43">
            <text:p>3.872.443</text:p>
          </table:table-cell>
          <table:table-cell office:value-type="percentage" office:value="0.97787853420857596" table:style-name="ce44">
            <text:p>97,8%</text:p>
          </table:table-cell>
          <table:table-cell office:value-type="float" office:value="4914444" table:style-name="ce43">
            <text:p>4.914.444</text:p>
          </table:table-cell>
          <table:table-cell office:value-type="percentage" office:value="0.92082759819868365" table:style-name="ce44">
            <text:p>92,1%</text:p>
          </table:table-cell>
          <table:table-cell office:value-type="float" office:value="5590348" table:style-name="ce43">
            <text:p>5.590.348</text:p>
          </table:table-cell>
          <table:table-cell office:value-type="percentage" office:value="0.79483929747973425" table:style-name="ce44">
            <text:p>79,5%</text:p>
          </table:table-cell>
          <table:table-cell office:value-type="float" office:value="1644436" table:style-name="ce43">
            <text:p>1.644.436</text:p>
          </table:table-cell>
          <table:table-cell office:value-type="percentage" office:value="0.20837440477299232" table:style-name="ce44">
            <text:p>20,8%</text:p>
          </table:table-cell>
          <table:table-cell office:value-type="float" office:value="1130567" table:style-name="ce43">
            <text:p>1.130.567</text:p>
          </table:table-cell>
          <table:table-cell office:value-type="percentage" office:value="0.12826398601557273" table:style-name="ce44">
            <text:p>12,8%</text:p>
          </table:table-cell>
          <table:table-cell office:value-type="float" office:value="241771" table:style-name="ce43">
            <text:p>241.771</text:p>
          </table:table-cell>
          <table:table-cell office:value-type="percentage" office:value="7.3036000675467685E-2" table:style-name="ce44">
            <text:p>7,3%</text:p>
          </table:table-cell>
          <table:table-cell office:value-type="float" office:value="3176" table:style-name="ce43">
            <text:p>3.176</text:p>
          </table:table-cell>
          <table:table-cell office:value-type="percentage" office:value="3.3465079253020657E-3" table:style-name="ce44">
            <text:p>0,3%</text:p>
          </table:table-cell>
          <table:table-cell office:value-type="float" office:value="20305788" table:style-name="ce43">
            <text:p>20.305.788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0600244376862669" table:style-name="ce44">
            <text:p>50,6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1403" table:style-name="ce35">
            <text:p>421.403</text:p>
          </table:table-cell>
          <table:table-cell office:value-type="percentage" office:value="1" table:style-name="ce36">
            <text:p>100,0%</text:p>
          </table:table-cell>
          <table:table-cell office:value-type="float" office:value="624083" table:style-name="ce35">
            <text:p>624.083</text:p>
          </table:table-cell>
          <table:table-cell office:value-type="percentage" office:value="0.95956523945195205" table:style-name="ce36">
            <text:p>96,0%</text:p>
          </table:table-cell>
          <table:table-cell office:value-type="float" office:value="206673" table:style-name="ce35">
            <text:p>206.673</text:p>
          </table:table-cell>
          <table:table-cell office:value-type="percentage" office:value="0.22558934319492396" table:style-name="ce36">
            <text:p>22,6%</text:p>
          </table:table-cell>
          <table:table-cell office:value-type="float" office:value="376294" table:style-name="ce35">
            <text:p>376.294</text:p>
          </table:table-cell>
          <table:table-cell office:value-type="percentage" office:value="0.29746067456587677" table:style-name="ce36">
            <text:p>29,7%</text:p>
          </table:table-cell>
          <table:table-cell office:value-type="float" office:value="153430" table:style-name="ce35">
            <text:p>153.430</text:p>
          </table:table-cell>
          <table:table-cell office:value-type="percentage" office:value="0.11077066580801291" table:style-name="ce36">
            <text:p>11,1%</text:p>
          </table:table-cell>
          <table:table-cell office:value-type="float" office:value="144369" table:style-name="ce35">
            <text:p>144.369</text:p>
          </table:table-cell>
          <table:table-cell office:value-type="percentage" office:value="8.8882554407618941E-2" table:style-name="ce36">
            <text:p>8,9%</text:p>
          </table:table-cell>
          <table:table-cell office:value-type="float" office:value="22907" table:style-name="ce35">
            <text:p>22.907</text:p>
          </table:table-cell>
          <table:table-cell office:value-type="percentage" office:value="3.6601655998440508E-2" table:style-name="ce36">
            <text:p>3,7%</text:p>
          </table:table-cell>
          <table:table-cell office:value-type="float" office:value="447" table:style-name="ce35">
            <text:p>447</text:p>
          </table:table-cell>
          <table:table-cell office:value-type="percentage" office:value="2.4571105040099824E-3" table:style-name="ce36">
            <text:p>0,2%</text:p>
          </table:table-cell>
          <table:table-cell office:value-type="float" office:value="1949606" table:style-name="ce35">
            <text:p>1.949.606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27606162544233653" table:style-name="ce36">
            <text:p>27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415" table:style-name="ce38">
            <text:p>98.415</text:p>
          </table:table-cell>
          <table:table-cell office:value-type="percentage" office:value="0.99603266975011895" table:style-name="ce39">
            <text:p>99,6%</text:p>
          </table:table-cell>
          <table:table-cell office:value-type="float" office:value="114017" table:style-name="ce38">
            <text:p>114.017</text:p>
          </table:table-cell>
          <table:table-cell office:value-type="percentage" office:value="0.95848850405615571" table:style-name="ce39">
            <text:p>95,8%</text:p>
          </table:table-cell>
          <table:table-cell office:value-type="float" office:value="45904" table:style-name="ce38">
            <text:p>45.904</text:p>
          </table:table-cell>
          <table:table-cell office:value-type="percentage" office:value="0.29356577794547445" table:style-name="ce39">
            <text:p>29,4%</text:p>
          </table:table-cell>
          <table:table-cell office:value-type="float" office:value="46472" table:style-name="ce38">
            <text:p>46.472</text:p>
          </table:table-cell>
          <table:table-cell office:value-type="percentage" office:value="0.23439218020235442" table:style-name="ce39">
            <text:p>23,4%</text:p>
          </table:table-cell>
          <table:table-cell office:value-type="float" office:value="24732" table:style-name="ce38">
            <text:p>24.732</text:p>
          </table:table-cell>
          <table:table-cell office:value-type="percentage" office:value="0.11506306323071698" table:style-name="ce39">
            <text:p>11,5%</text:p>
          </table:table-cell>
          <table:table-cell office:value-type="float" office:value="19708" table:style-name="ce38">
            <text:p>19.708</text:p>
          </table:table-cell>
          <table:table-cell office:value-type="percentage" office:value="8.5264341957255338E-2" table:style-name="ce39">
            <text:p>8,5%</text:p>
          </table:table-cell>
          <table:table-cell office:value-type="float" office:value="5350" table:style-name="ce38">
            <text:p>5.350</text:p>
          </table:table-cell>
          <table:table-cell office:value-type="percentage" office:value="5.9991029378784484E-2" table:style-name="ce39">
            <text:p>6,0%</text:p>
          </table:table-cell>
          <table:table-cell office:value-type="float" office:value="49" table:style-name="ce38">
            <text:p>49</text:p>
          </table:table-cell>
          <table:table-cell office:value-type="percentage" office:value="1.9517246873257388E-3" table:style-name="ce39">
            <text:p>0,2%</text:p>
          </table:table-cell>
          <table:table-cell office:value-type="float" office:value="354647" table:style-name="ce38">
            <text:p>354.647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1308110074119588" table:style-name="ce39">
            <text:p>31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713" table:style-name="ce38">
            <text:p>86.713</text:p>
          </table:table-cell>
          <table:table-cell office:value-type="percentage" office:value="0.98732721517546052" table:style-name="ce39">
            <text:p>98,7%</text:p>
          </table:table-cell>
          <table:table-cell office:value-type="float" office:value="109557" table:style-name="ce38">
            <text:p>109.557</text:p>
          </table:table-cell>
          <table:table-cell office:value-type="percentage" office:value="1" table:style-name="ce39">
            <text:p>100,0%</text:p>
          </table:table-cell>
          <table:table-cell office:value-type="float" office:value="32473" table:style-name="ce38">
            <text:p>32.473</text:p>
          </table:table-cell>
          <table:table-cell office:value-type="percentage" office:value="0.21699008366075964" table:style-name="ce39">
            <text:p>21,7%</text:p>
          </table:table-cell>
          <table:table-cell office:value-type="float" office:value="60320" table:style-name="ce38">
            <text:p>60.320</text:p>
          </table:table-cell>
          <table:table-cell office:value-type="percentage" office:value="0.37086907067539732" table:style-name="ce39">
            <text:p>37,1%</text:p>
          </table:table-cell>
          <table:table-cell office:value-type="float" office:value="23316" table:style-name="ce38">
            <text:p>23.316</text:p>
          </table:table-cell>
          <table:table-cell office:value-type="percentage" office:value="0.13962261891216998" table:style-name="ce39">
            <text:p>14,0%</text:p>
          </table:table-cell>
          <table:table-cell office:value-type="float" office:value="18876" table:style-name="ce38">
            <text:p>18.876</text:p>
          </table:table-cell>
          <table:table-cell office:value-type="percentage" office:value="0.1217005583422522" table:style-name="ce39">
            <text:p>12,2%</text:p>
          </table:table-cell>
          <table:table-cell office:value-type="float" office:value="4363" table:style-name="ce38">
            <text:p>4.363</text:p>
          </table:table-cell>
          <table:table-cell office:value-type="percentage" office:value="8.0529356392698273E-2" table:style-name="ce39">
            <text:p>8,1%</text:p>
          </table:table-cell>
          <table:table-cell office:value-type="float" office:value="41" table:style-name="ce38">
            <text:p>41</text:p>
          </table:table-cell>
          <table:table-cell office:value-type="percentage" office:value="2.634453511533766E-3" table:style-name="ce39">
            <text:p>0,3%</text:p>
          </table:table-cell>
          <table:table-cell office:value-type="float" office:value="335659" table:style-name="ce38">
            <text:p>335.659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7245411441741039" table:style-name="ce39">
            <text:p>37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432" table:style-name="ce38">
            <text:p>49.432</text:p>
          </table:table-cell>
          <table:table-cell office:value-type="percentage" office:value="0.99777966170118282" table:style-name="ce39">
            <text:p>99,8%</text:p>
          </table:table-cell>
          <table:table-cell office:value-type="float" office:value="74392" table:style-name="ce38">
            <text:p>74.392</text:p>
          </table:table-cell>
          <table:table-cell office:value-type="percentage" office:value="0.92394058323811412" table:style-name="ce39">
            <text:p>92,4%</text:p>
          </table:table-cell>
          <table:table-cell office:value-type="float" office:value="10688" table:style-name="ce38">
            <text:p>10.688</text:p>
          </table:table-cell>
          <table:table-cell office:value-type="percentage" office:value="9.1170424205201689E-2" table:style-name="ce39">
            <text:p>9,1%</text:p>
          </table:table-cell>
          <table:table-cell office:value-type="float" office:value="42816" table:style-name="ce38">
            <text:p>42.816</text:p>
          </table:table-cell>
          <table:table-cell office:value-type="percentage" office:value="0.25824351465949325" table:style-name="ce39">
            <text:p>25,8%</text:p>
          </table:table-cell>
          <table:table-cell office:value-type="float" office:value="17945" table:style-name="ce38">
            <text:p>17.945</text:p>
          </table:table-cell>
          <table:table-cell office:value-type="percentage" office:value="8.703897716469744E-2" table:style-name="ce39">
            <text:p>8,7%</text:p>
          </table:table-cell>
          <table:table-cell office:value-type="float" office:value="17945" table:style-name="ce38">
            <text:p>17.945</text:p>
          </table:table-cell>
          <table:table-cell office:value-type="percentage" office:value="6.958608976198416E-2" table:style-name="ce39">
            <text:p>7,0%</text:p>
          </table:table-cell>
          <table:table-cell office:value-type="float" office:value="2558" table:style-name="ce38">
            <text:p>2.558</text:p>
          </table:table-cell>
          <table:table-cell office:value-type="percentage" office:value="2.9799974370624076E-2" table:style-name="ce39">
            <text:p>3,0%</text:p>
          </table:table-cell>
          <table:table-cell office:value-type="float" office:value="39" table:style-name="ce38">
            <text:p>39</text:p>
          </table:table-cell>
          <table:table-cell office:value-type="percentage" office:value="1.6738197424892704E-3" table:style-name="ce39">
            <text:p>0,2%</text:p>
          </table:table-cell>
          <table:table-cell office:value-type="float" office:value="215815" table:style-name="ce38">
            <text:p>215.815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1881739345560436" table:style-name="ce39">
            <text:p>21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7724" table:style-name="ce38">
            <text:p>87.724</text:p>
          </table:table-cell>
          <table:table-cell office:value-type="percentage" office:value="0.97216188660844893" table:style-name="ce39">
            <text:p>97,2%</text:p>
          </table:table-cell>
          <table:table-cell office:value-type="float" office:value="139422" table:style-name="ce38">
            <text:p>139.422</text:p>
          </table:table-cell>
          <table:table-cell office:value-type="percentage" office:value="0.90222673767722983" table:style-name="ce39">
            <text:p>90,2%</text:p>
          </table:table-cell>
          <table:table-cell office:value-type="float" office:value="38817" table:style-name="ce38">
            <text:p>38.817</text:p>
          </table:table-cell>
          <table:table-cell office:value-type="percentage" office:value="0.16511408299729469" table:style-name="ce39">
            <text:p>16,5%</text:p>
          </table:table-cell>
          <table:table-cell office:value-type="float" office:value="105048" table:style-name="ce38">
            <text:p>105.048</text:p>
          </table:table-cell>
          <table:table-cell office:value-type="percentage" office:value="0.29969872643447298" table:style-name="ce39">
            <text:p>30,0%</text:p>
          </table:table-cell>
          <table:table-cell office:value-type="float" office:value="40134" table:style-name="ce38">
            <text:p>40.134</text:p>
          </table:table-cell>
          <table:table-cell office:value-type="percentage" office:value="0.10345840937915675" table:style-name="ce39">
            <text:p>10,3%</text:p>
          </table:table-cell>
          <table:table-cell office:value-type="float" office:value="28129" table:style-name="ce38">
            <text:p>28.129</text:p>
          </table:table-cell>
          <table:table-cell office:value-type="percentage" office:value="6.3284190538755919E-2" table:style-name="ce39">
            <text:p>6,3%</text:p>
          </table:table-cell>
          <table:table-cell office:value-type="float" office:value="4632" table:style-name="ce38">
            <text:p>4.632</text:p>
          </table:table-cell>
          <table:table-cell office:value-type="percentage" office:value="2.8261307268500725E-2" table:style-name="ce39">
            <text:p>2,8%</text:p>
          </table:table-cell>
          <table:table-cell office:value-type="float" office:value="64" table:style-name="ce38">
            <text:p>64</text:p>
          </table:table-cell>
          <table:table-cell office:value-type="percentage" office:value="1.443001443001443E-3" table:style-name="ce39">
            <text:p>0,1%</text:p>
          </table:table-cell>
          <table:table-cell office:value-type="float" office:value="443970" table:style-name="ce38">
            <text:p>443.97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3728603397160819" table:style-name="ce39">
            <text:p>23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462" table:style-name="ce38">
            <text:p>41.462</text:p>
          </table:table-cell>
          <table:table-cell office:value-type="percentage" office:value="1" table:style-name="ce39">
            <text:p>100,0%</text:p>
          </table:table-cell>
          <table:table-cell office:value-type="float" office:value="54448" table:style-name="ce38">
            <text:p>54.448</text:p>
          </table:table-cell>
          <table:table-cell office:value-type="percentage" office:value="1" table:style-name="ce39">
            <text:p>100,0%</text:p>
          </table:table-cell>
          <table:table-cell office:value-type="float" office:value="20532" table:style-name="ce38">
            <text:p>20.532</text:p>
          </table:table-cell>
          <table:table-cell office:value-type="percentage" office:value="0.26545995216238927" table:style-name="ce39">
            <text:p>26,5%</text:p>
          </table:table-cell>
          <table:table-cell office:value-type="float" office:value="14617" table:style-name="ce38">
            <text:p>14.617</text:p>
          </table:table-cell>
          <table:table-cell office:value-type="percentage" office:value="0.16247610155173181" table:style-name="ce39">
            <text:p>16,2%</text:p>
          </table:table-cell>
          <table:table-cell office:value-type="float" office:value="9072" table:style-name="ce38">
            <text:p>9.072</text:p>
          </table:table-cell>
          <table:table-cell office:value-type="percentage" office:value="9.2790148206486719E-2" table:style-name="ce39">
            <text:p>9,3%</text:p>
          </table:table-cell>
          <table:table-cell office:value-type="float" office:value="7210" table:style-name="ce38">
            <text:p>7.210</text:p>
          </table:table-cell>
          <table:table-cell office:value-type="percentage" office:value="7.4736711170080433E-2" table:style-name="ce39">
            <text:p>7,5%</text:p>
          </table:table-cell>
          <table:table-cell office:value-type="float" office:value="834" table:style-name="ce38">
            <text:p>834</text:p>
          </table:table-cell>
          <table:table-cell office:value-type="percentage" office:value="2.3872906826964361E-2" table:style-name="ce39">
            <text:p>2,4%</text:p>
          </table:table-cell>
          <table:table-cell office:value-type="float" office:value="7" table:style-name="ce38">
            <text:p>7</text:p>
          </table:table-cell>
          <table:table-cell office:value-type="percentage" office:value="6.4868872208321746E-4" table:style-name="ce39">
            <text:p>0,1%</text:p>
          </table:table-cell>
          <table:table-cell office:value-type="float" office:value="148182" table:style-name="ce38">
            <text:p>148.182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29554592886889092" table:style-name="ce39">
            <text:p>29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710" table:style-name="ce38">
            <text:p>224.710</text:p>
          </table:table-cell>
          <table:table-cell office:value-type="percentage" office:value="1" table:style-name="ce39">
            <text:p>100,0%</text:p>
          </table:table-cell>
          <table:table-cell office:value-type="float" office:value="244016" table:style-name="ce38">
            <text:p>244.016</text:p>
          </table:table-cell>
          <table:table-cell office:value-type="percentage" office:value="0.99431970987327334" table:style-name="ce39">
            <text:p>99,4%</text:p>
          </table:table-cell>
          <table:table-cell office:value-type="float" office:value="111628" table:style-name="ce38">
            <text:p>111.628</text:p>
          </table:table-cell>
          <table:table-cell office:value-type="percentage" office:value="0.35039786549478147" table:style-name="ce39">
            <text:p>35,0%</text:p>
          </table:table-cell>
          <table:table-cell office:value-type="float" office:value="78577" table:style-name="ce38">
            <text:p>78.577</text:p>
          </table:table-cell>
          <table:table-cell office:value-type="percentage" office:value="0.20614415950678822" table:style-name="ce39">
            <text:p>20,6%</text:p>
          </table:table-cell>
          <table:table-cell office:value-type="float" office:value="39073" table:style-name="ce38">
            <text:p>39.073</text:p>
          </table:table-cell>
          <table:table-cell office:value-type="percentage" office:value="0.10754875380190199" table:style-name="ce39">
            <text:p>10,8%</text:p>
          </table:table-cell>
          <table:table-cell office:value-type="float" office:value="34556" table:style-name="ce38">
            <text:p>34.556</text:p>
          </table:table-cell>
          <table:table-cell office:value-type="percentage" office:value="9.199110862649576E-2" table:style-name="ce39">
            <text:p>9,2%</text:p>
          </table:table-cell>
          <table:table-cell office:value-type="float" office:value="6447" table:style-name="ce38">
            <text:p>6.447</text:p>
          </table:table-cell>
          <table:table-cell office:value-type="percentage" office:value="4.4640013294373435E-2" table:style-name="ce39">
            <text:p>4,5%</text:p>
          </table:table-cell>
          <table:table-cell office:value-type="float" office:value="113" table:style-name="ce38">
            <text:p>113</text:p>
          </table:table-cell>
          <table:table-cell office:value-type="percentage" office:value="2.7775046701405959E-3" table:style-name="ce39">
            <text:p>0,3%</text:p>
          </table:table-cell>
          <table:table-cell office:value-type="float" office:value="739120" table:style-name="ce38">
            <text:p>739.120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5316046410842894" table:style-name="ce39">
            <text:p>35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588" table:style-name="ce38">
            <text:p>134.588</text:p>
          </table:table-cell>
          <table:table-cell office:value-type="percentage" office:value="0.99551755255410745" table:style-name="ce39">
            <text:p>99,6%</text:p>
          </table:table-cell>
          <table:table-cell office:value-type="float" office:value="153468" table:style-name="ce38">
            <text:p>153.468</text:p>
          </table:table-cell>
          <table:table-cell office:value-type="percentage" office:value="0.96459481712874207" table:style-name="ce39">
            <text:p>96,5%</text:p>
          </table:table-cell>
          <table:table-cell office:value-type="float" office:value="50222" table:style-name="ce38">
            <text:p>50.222</text:p>
          </table:table-cell>
          <table:table-cell office:value-type="percentage" office:value="0.22990789401402648" table:style-name="ce39">
            <text:p>23,0%</text:p>
          </table:table-cell>
          <table:table-cell office:value-type="float" office:value="90878" table:style-name="ce38">
            <text:p>90.878</text:p>
          </table:table-cell>
          <table:table-cell office:value-type="percentage" office:value="0.2955593570922147" table:style-name="ce39">
            <text:p>29,6%</text:p>
          </table:table-cell>
          <table:table-cell office:value-type="float" office:value="31030" table:style-name="ce38">
            <text:p>31.030</text:p>
          </table:table-cell>
          <table:table-cell office:value-type="percentage" office:value="9.3858229609352556E-2" table:style-name="ce39">
            <text:p>9,4%</text:p>
          </table:table-cell>
          <table:table-cell office:value-type="float" office:value="21249" table:style-name="ce38">
            <text:p>21.249</text:p>
          </table:table-cell>
          <table:table-cell office:value-type="percentage" office:value="5.6324550707734719E-2" table:style-name="ce39">
            <text:p>5,6%</text:p>
          </table:table-cell>
          <table:table-cell office:value-type="float" office:value="4683" table:style-name="ce38">
            <text:p>4.683</text:p>
          </table:table-cell>
          <table:table-cell office:value-type="percentage" office:value="3.1320643668320873E-2" table:style-name="ce39">
            <text:p>3,1%</text:p>
          </table:table-cell>
          <table:table-cell office:value-type="float" office:value="102" table:style-name="ce38">
            <text:p>102</text:p>
          </table:table-cell>
          <table:table-cell office:value-type="percentage" office:value="2.407704654895666E-3" table:style-name="ce39">
            <text:p>0,2%</text:p>
          </table:table-cell>
          <table:table-cell office:value-type="float" office:value="486220" table:style-name="ce38">
            <text:p>486.220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2826919633201625" table:style-name="ce39">
            <text:p>2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4219" table:style-name="ce38">
            <text:p>444.219</text:p>
          </table:table-cell>
          <table:table-cell office:value-type="percentage" office:value="0.99334296371166109" table:style-name="ce39">
            <text:p>99,3%</text:p>
          </table:table-cell>
          <table:table-cell office:value-type="float" office:value="584328" table:style-name="ce38">
            <text:p>584.328</text:p>
          </table:table-cell>
          <table:table-cell office:value-type="percentage" office:value="0.91977862148429379" table:style-name="ce39">
            <text:p>92,0%</text:p>
          </table:table-cell>
          <table:table-cell office:value-type="float" office:value="86653" table:style-name="ce38">
            <text:p>86.653</text:p>
          </table:table-cell>
          <table:table-cell office:value-type="percentage" office:value="0.10345589218514203" table:style-name="ce39">
            <text:p>10,3%</text:p>
          </table:table-cell>
          <table:table-cell office:value-type="float" office:value="341256" table:style-name="ce38">
            <text:p>341.256</text:p>
          </table:table-cell>
          <table:table-cell office:value-type="percentage" office:value="0.31256846617450401" table:style-name="ce39">
            <text:p>31,3%</text:p>
          </table:table-cell>
          <table:table-cell office:value-type="float" office:value="143924" table:style-name="ce38">
            <text:p>143.924</text:p>
          </table:table-cell>
          <table:table-cell office:value-type="percentage" office:value="0.10930203416732802" table:style-name="ce39">
            <text:p>10,9%</text:p>
          </table:table-cell>
          <table:table-cell office:value-type="float" office:value="136522" table:style-name="ce38">
            <text:p>136.522</text:p>
          </table:table-cell>
          <table:table-cell office:value-type="percentage" office:value="9.1818321831550961E-2" table:style-name="ce39">
            <text:p>9,2%</text:p>
          </table:table-cell>
          <table:table-cell office:value-type="float" office:value="33806" table:style-name="ce38">
            <text:p>33.806</text:p>
          </table:table-cell>
          <table:table-cell office:value-type="percentage" office:value="6.0767621279991947E-2" table:style-name="ce39">
            <text:p>6,1%</text:p>
          </table:table-cell>
          <table:table-cell office:value-type="float" office:value="523" table:style-name="ce38">
            <text:p>523</text:p>
          </table:table-cell>
          <table:table-cell office:value-type="percentage" office:value="3.2715308011810038E-3" table:style-name="ce39">
            <text:p>0,3%</text:p>
          </table:table-cell>
          <table:table-cell office:value-type="float" office:value="1771231" table:style-name="ce38">
            <text:p>1.771.231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27117632307141615" table:style-name="ce39">
            <text:p>2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300" table:style-name="ce38">
            <text:p>288.300</text:p>
          </table:table-cell>
          <table:table-cell office:value-type="percentage" office:value="1" table:style-name="ce39">
            <text:p>100,0%</text:p>
          </table:table-cell>
          <table:table-cell office:value-type="float" office:value="409773" table:style-name="ce38">
            <text:p>409.773</text:p>
          </table:table-cell>
          <table:table-cell office:value-type="percentage" office:value="0.93584965125998598" table:style-name="ce39">
            <text:p>93,6%</text:p>
          </table:table-cell>
          <table:table-cell office:value-type="float" office:value="186838" table:style-name="ce38">
            <text:p>186.838</text:p>
          </table:table-cell>
          <table:table-cell office:value-type="percentage" office:value="0.32173065531539724" table:style-name="ce39">
            <text:p>32,2%</text:p>
          </table:table-cell>
          <table:table-cell office:value-type="float" office:value="147790" table:style-name="ce38">
            <text:p>147.790</text:p>
          </table:table-cell>
          <table:table-cell office:value-type="percentage" office:value="0.19644200581124874" table:style-name="ce39">
            <text:p>19,6%</text:p>
          </table:table-cell>
          <table:table-cell office:value-type="float" office:value="52838" table:style-name="ce38">
            <text:p>52.838</text:p>
          </table:table-cell>
          <table:table-cell office:value-type="percentage" office:value="6.2046435600313768E-2" table:style-name="ce39">
            <text:p>6,2%</text:p>
          </table:table-cell>
          <table:table-cell office:value-type="float" office:value="48375" table:style-name="ce38">
            <text:p>48.375</text:p>
          </table:table-cell>
          <table:table-cell office:value-type="percentage" office:value="5.2904758311378544E-2" table:style-name="ce39">
            <text:p>5,3%</text:p>
          </table:table-cell>
          <table:table-cell office:value-type="float" office:value="7836" table:style-name="ce38">
            <text:p>7.836</text:p>
          </table:table-cell>
          <table:table-cell office:value-type="percentage" office:value="2.2208744055278118E-2" table:style-name="ce39">
            <text:p>2,2%</text:p>
          </table:table-cell>
          <table:table-cell office:value-type="float" office:value="151" table:style-name="ce38">
            <text:p>151</text:p>
          </table:table-cell>
          <table:table-cell office:value-type="percentage" office:value="1.4653223223903191E-3" table:style-name="ce39">
            <text:p>0,1%</text:p>
          </table:table-cell>
          <table:table-cell office:value-type="float" office:value="1141901" table:style-name="ce38">
            <text:p>1.141.901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26746765574256232" table:style-name="ce39">
            <text:p>26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467" table:style-name="ce38">
            <text:p>76.467</text:p>
          </table:table-cell>
          <table:table-cell office:value-type="percentage" office:value="1" table:style-name="ce39">
            <text:p>100,0%</text:p>
          </table:table-cell>
          <table:table-cell office:value-type="float" office:value="90336" table:style-name="ce38">
            <text:p>90.336</text:p>
          </table:table-cell>
          <table:table-cell office:value-type="percentage" office:value="0.98323827767861027" table:style-name="ce39">
            <text:p>98,3%</text:p>
          </table:table-cell>
          <table:table-cell office:value-type="float" office:value="50535" table:style-name="ce38">
            <text:p>50.535</text:p>
          </table:table-cell>
          <table:table-cell office:value-type="percentage" office:value="0.40332170762268849" table:style-name="ce39">
            <text:p>40,3%</text:p>
          </table:table-cell>
          <table:table-cell office:value-type="float" office:value="47493" table:style-name="ce38">
            <text:p>47.493</text:p>
          </table:table-cell>
          <table:table-cell office:value-type="percentage" office:value="0.28066494894099847" table:style-name="ce39">
            <text:p>28,1%</text:p>
          </table:table-cell>
          <table:table-cell office:value-type="float" office:value="14592" table:style-name="ce38">
            <text:p>14.592</text:p>
          </table:table-cell>
          <table:table-cell office:value-type="percentage" office:value="9.1489335022007096E-2" table:style-name="ce39">
            <text:p>9,1%</text:p>
          </table:table-cell>
          <table:table-cell office:value-type="float" office:value="13610" table:style-name="ce38">
            <text:p>13.610</text:p>
          </table:table-cell>
          <table:table-cell office:value-type="percentage" office:value="7.0780720184726753E-2" table:style-name="ce39">
            <text:p>7,1%</text:p>
          </table:table-cell>
          <table:table-cell office:value-type="float" office:value="1569" table:style-name="ce38">
            <text:p>1.569</text:p>
          </table:table-cell>
          <table:table-cell office:value-type="percentage" office:value="2.0620860056776363E-2" table:style-name="ce39">
            <text:p>2,1%</text:p>
          </table:table-cell>
          <table:table-cell office:value-type="float" office:value="65" table:style-name="ce38">
            <text:p>65</text:p>
          </table:table-cell>
          <table:table-cell office:value-type="percentage" office:value="3.1021810719228751E-3" table:style-name="ce39">
            <text:p>0,3%</text:p>
          </table:table-cell>
          <table:table-cell office:value-type="float" office:value="294667" table:style-name="ce38">
            <text:p>294.667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2337883678130142" table:style-name="ce39">
            <text:p>3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7580" table:style-name="ce38">
            <text:p>237.580</text:p>
          </table:table-cell>
          <table:table-cell office:value-type="percentage" office:value="1" table:style-name="ce39">
            <text:p>100,0%</text:p>
          </table:table-cell>
          <table:table-cell office:value-type="float" office:value="281073" table:style-name="ce38">
            <text:p>281.073</text:p>
          </table:table-cell>
          <table:table-cell office:value-type="percentage" office:value="0.9700133212774622" table:style-name="ce39">
            <text:p>97,0%</text:p>
          </table:table-cell>
          <table:table-cell office:value-type="float" office:value="110240" table:style-name="ce38">
            <text:p>110.240</text:p>
          </table:table-cell>
          <table:table-cell office:value-type="percentage" office:value="0.31776137343014527" table:style-name="ce39">
            <text:p>31,8%</text:p>
          </table:table-cell>
          <table:table-cell office:value-type="float" office:value="161005" table:style-name="ce38">
            <text:p>161.005</text:p>
          </table:table-cell>
          <table:table-cell office:value-type="percentage" office:value="0.39667248927662491" table:style-name="ce39">
            <text:p>39,7%</text:p>
          </table:table-cell>
          <table:table-cell office:value-type="float" office:value="36395" table:style-name="ce38">
            <text:p>36.395</text:p>
          </table:table-cell>
          <table:table-cell office:value-type="percentage" office:value="8.2114791492280376E-2" table:style-name="ce39">
            <text:p>8,2%</text:p>
          </table:table-cell>
          <table:table-cell office:value-type="float" office:value="28706" table:style-name="ce38">
            <text:p>28.706</text:p>
          </table:table-cell>
          <table:table-cell office:value-type="percentage" office:value="6.4394559684869096E-2" table:style-name="ce39">
            <text:p>6,4%</text:p>
          </table:table-cell>
          <table:table-cell office:value-type="float" office:value="3124" table:style-name="ce38">
            <text:p>3.124</text:p>
          </table:table-cell>
          <table:table-cell office:value-type="percentage" office:value="2.0452387966872893E-2" table:style-name="ce39">
            <text:p>2,0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858164" table:style-name="ce38">
            <text:p>858.164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6322203566091027" table:style-name="ce39">
            <text:p>36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57" table:style-name="ce38">
            <text:p>22.957</text:p>
          </table:table-cell>
          <table:table-cell office:value-type="percentage" office:value="1" table:style-name="ce39">
            <text:p>100,0%</text:p>
          </table:table-cell>
          <table:table-cell office:value-type="float" office:value="28014" table:style-name="ce38">
            <text:p>28.014</text:p>
          </table:table-cell>
          <table:table-cell office:value-type="percentage" office:value="0.99605333333333335" table:style-name="ce39">
            <text:p>99,6%</text:p>
          </table:table-cell>
          <table:table-cell office:value-type="float" office:value="16135" table:style-name="ce38">
            <text:p>16.135</text:p>
          </table:table-cell>
          <table:table-cell office:value-type="percentage" office:value="0.42777983986425577" table:style-name="ce39">
            <text:p>42,8%</text:p>
          </table:table-cell>
          <table:table-cell office:value-type="float" office:value="9945" table:style-name="ce38">
            <text:p>9.945</text:p>
          </table:table-cell>
          <table:table-cell office:value-type="percentage" office:value="0.20864803625377643" table:style-name="ce39">
            <text:p>20,9%</text:p>
          </table:table-cell>
          <table:table-cell office:value-type="float" office:value="3539" table:style-name="ce38">
            <text:p>3.539</text:p>
          </table:table-cell>
          <table:table-cell office:value-type="percentage" office:value="6.6840425330991368E-2" table:style-name="ce39">
            <text:p>6,7%</text:p>
          </table:table-cell>
          <table:table-cell office:value-type="float" office:value="3225" table:style-name="ce38">
            <text:p>3.225</text:p>
          </table:table-cell>
          <table:table-cell office:value-type="percentage" office:value="5.8989226463755921E-2" table:style-name="ce39">
            <text:p>5,9%</text:p>
          </table:table-cell>
          <table:table-cell office:value-type="float" office:value="638" table:style-name="ce38">
            <text:p>638</text:p>
          </table:table-cell>
          <table:table-cell office:value-type="percentage" office:value="3.0136986301369864E-2" table:style-name="ce39">
            <text:p>3,0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84463" table:style-name="ce38">
            <text:p>84.46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119155944872003" table:style-name="ce39">
            <text:p>31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3125" table:style-name="ce38">
            <text:p>363.125</text:p>
          </table:table-cell>
          <table:table-cell office:value-type="percentage" office:value="0.99726190672357062" table:style-name="ce39">
            <text:p>99,7%</text:p>
          </table:table-cell>
          <table:table-cell office:value-type="float" office:value="479470" table:style-name="ce38">
            <text:p>479.470</text:p>
          </table:table-cell>
          <table:table-cell office:value-type="percentage" office:value="0.91139957535056393" table:style-name="ce39">
            <text:p>91,1%</text:p>
          </table:table-cell>
          <table:table-cell office:value-type="float" office:value="163685" table:style-name="ce38">
            <text:p>163.685</text:p>
          </table:table-cell>
          <table:table-cell office:value-type="percentage" office:value="0.23273090742091471" table:style-name="ce39">
            <text:p>23,3%</text:p>
          </table:table-cell>
          <table:table-cell office:value-type="float" office:value="295795" table:style-name="ce38">
            <text:p>295.795</text:p>
          </table:table-cell>
          <table:table-cell office:value-type="percentage" office:value="0.30407089762053818" table:style-name="ce39">
            <text:p>30,4%</text:p>
          </table:table-cell>
          <table:table-cell office:value-type="float" office:value="105038" table:style-name="ce38">
            <text:p>105.038</text:p>
          </table:table-cell>
          <table:table-cell office:value-type="percentage" office:value="9.0086288595513958E-2" table:style-name="ce39">
            <text:p>9,0%</text:p>
          </table:table-cell>
          <table:table-cell office:value-type="float" office:value="116142" table:style-name="ce38">
            <text:p>116.142</text:p>
          </table:table-cell>
          <table:table-cell office:value-type="percentage" office:value="8.6173712647447706E-2" table:style-name="ce39">
            <text:p>8,6%</text:p>
          </table:table-cell>
          <table:table-cell office:value-type="float" office:value="22195" table:style-name="ce38">
            <text:p>22.195</text:p>
          </table:table-cell>
          <table:table-cell office:value-type="percentage" office:value="4.6266957950120487E-2" table:style-name="ce39">
            <text:p>4,6%</text:p>
          </table:table-cell>
          <table:table-cell office:value-type="float" office:value="345" table:style-name="ce38">
            <text:p>345</text:p>
          </table:table-cell>
          <table:table-cell office:value-type="percentage" office:value="2.5393600812595226E-3" table:style-name="ce39">
            <text:p>0,3%</text:p>
          </table:table-cell>
          <table:table-cell office:value-type="float" office:value="1545795" table:style-name="ce38">
            <text:p>1.545.795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27140051228812018" table:style-name="ce39">
            <text:p>2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518" table:style-name="ce38">
            <text:p>71.518</text:p>
          </table:table-cell>
          <table:table-cell office:value-type="percentage" office:value="1" table:style-name="ce39">
            <text:p>100,0%</text:p>
          </table:table-cell>
          <table:table-cell office:value-type="float" office:value="92743" table:style-name="ce38">
            <text:p>92.743</text:p>
          </table:table-cell>
          <table:table-cell office:value-type="percentage" office:value="0.90130127600851317" table:style-name="ce39">
            <text:p>90,1%</text:p>
          </table:table-cell>
          <table:table-cell office:value-type="float" office:value="37342" table:style-name="ce38">
            <text:p>37.342</text:p>
          </table:table-cell>
          <table:table-cell office:value-type="percentage" office:value="0.2541845632330218" table:style-name="ce39">
            <text:p>25,4%</text:p>
          </table:table-cell>
          <table:table-cell office:value-type="float" office:value="47528" table:style-name="ce38">
            <text:p>47.528</text:p>
          </table:table-cell>
          <table:table-cell office:value-type="percentage" office:value="0.2228682897550362" table:style-name="ce39">
            <text:p>22,3%</text:p>
          </table:table-cell>
          <table:table-cell office:value-type="float" office:value="27313" table:style-name="ce38">
            <text:p>27.313</text:p>
          </table:table-cell>
          <table:table-cell office:value-type="percentage" office:value="0.10746507080269282" table:style-name="ce39">
            <text:p>10,7%</text:p>
          </table:table-cell>
          <table:table-cell office:value-type="float" office:value="25644" table:style-name="ce38">
            <text:p>25.644</text:p>
          </table:table-cell>
          <table:table-cell office:value-type="percentage" office:value="8.6312048144109213E-2" table:style-name="ce39">
            <text:p>8,6%</text:p>
          </table:table-cell>
          <table:table-cell office:value-type="float" office:value="5932" table:style-name="ce38">
            <text:p>5.932</text:p>
          </table:table-cell>
          <table:table-cell office:value-type="percentage" office:value="4.9988623627461717E-2" table:style-name="ce39">
            <text:p>5,0%</text:p>
          </table:table-cell>
          <table:table-cell office:value-type="float" office:value="123" table:style-name="ce38">
            <text:p>123</text:p>
          </table:table-cell>
          <table:table-cell office:value-type="percentage" office:value="3.5434431896750403E-3" table:style-name="ce39">
            <text:p>0,4%</text:p>
          </table:table-cell>
          <table:table-cell office:value-type="float" office:value="308143" table:style-name="ce38">
            <text:p>308.143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4900867004611796" table:style-name="ce39">
            <text:p>2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11" table:style-name="ce38">
            <text:p>41.711</text:p>
          </table:table-cell>
          <table:table-cell office:value-type="percentage" office:value="1" table:style-name="ce39">
            <text:p>100,0%</text:p>
          </table:table-cell>
          <table:table-cell office:value-type="float" office:value="54738" table:style-name="ce38">
            <text:p>54.738</text:p>
          </table:table-cell>
          <table:table-cell office:value-type="percentage" office:value="0.98110840263837107" table:style-name="ce39">
            <text:p>98,1%</text:p>
          </table:table-cell>
          <table:table-cell office:value-type="float" office:value="19747" table:style-name="ce38">
            <text:p>19.747</text:p>
          </table:table-cell>
          <table:table-cell office:value-type="percentage" office:value="0.2674150912734955" table:style-name="ce39">
            <text:p>26,7%</text:p>
          </table:table-cell>
          <table:table-cell office:value-type="float" office:value="38229" table:style-name="ce38">
            <text:p>38.229</text:p>
          </table:table-cell>
          <table:table-cell office:value-type="percentage" office:value="0.39536062216890394" table:style-name="ce39">
            <text:p>39,5%</text:p>
          </table:table-cell>
          <table:table-cell office:value-type="float" office:value="15047" table:style-name="ce38">
            <text:p>15.047</text:p>
          </table:table-cell>
          <table:table-cell office:value-type="percentage" office:value="0.13932149404640654" table:style-name="ce39">
            <text:p>13,9%</text:p>
          </table:table-cell>
          <table:table-cell office:value-type="float" office:value="11108" table:style-name="ce38">
            <text:p>11.108</text:p>
          </table:table-cell>
          <table:table-cell office:value-type="percentage" office:value="9.6569471249978264E-2" table:style-name="ce39">
            <text:p>9,7%</text:p>
          </table:table-cell>
          <table:table-cell office:value-type="float" office:value="1979" table:style-name="ce38">
            <text:p>1.979</text:p>
          </table:table-cell>
          <table:table-cell office:value-type="percentage" office:value="4.0799917534274817E-2" table:style-name="ce39">
            <text:p>4,1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182568" table:style-name="ce38">
            <text:p>182.568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3017985839203523" table:style-name="ce39">
            <text:p>33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8987" table:style-name="ce38">
            <text:p>158.987</text:p>
          </table:table-cell>
          <table:table-cell office:value-type="percentage" office:value="1.0065653687875911" table:style-name="ce39">
            <text:p>100,7%</text:p>
          </table:table-cell>
          <table:table-cell office:value-type="float" office:value="205693" table:style-name="ce38">
            <text:p>205.693</text:p>
          </table:table-cell>
          <table:table-cell office:value-type="percentage" office:value="0.96532773921654202" table:style-name="ce39">
            <text:p>96,5%</text:p>
          </table:table-cell>
          <table:table-cell office:value-type="float" office:value="79906" table:style-name="ce38">
            <text:p>79.906</text:p>
          </table:table-cell>
          <table:table-cell office:value-type="percentage" office:value="0.2852573370603208" table:style-name="ce39">
            <text:p>28,5%</text:p>
          </table:table-cell>
          <table:table-cell office:value-type="float" office:value="109277" table:style-name="ce38">
            <text:p>109.277</text:p>
          </table:table-cell>
          <table:table-cell office:value-type="percentage" office:value="0.32142468461101781" table:style-name="ce39">
            <text:p>32,1%</text:p>
          </table:table-cell>
          <table:table-cell office:value-type="float" office:value="39055" table:style-name="ce38">
            <text:p>39.055</text:p>
          </table:table-cell>
          <table:table-cell office:value-type="percentage" office:value="0.10784711694322252" table:style-name="ce39">
            <text:p>10,8%</text:p>
          </table:table-cell>
          <table:table-cell office:value-type="float" office:value="39558" table:style-name="ce38">
            <text:p>39.558</text:p>
          </table:table-cell>
          <table:table-cell office:value-type="percentage" office:value="0.10906053220701596" table:style-name="ce39">
            <text:p>10,9%</text:p>
          </table:table-cell>
          <table:table-cell office:value-type="float" office:value="7201" table:style-name="ce38">
            <text:p>7.201</text:p>
          </table:table-cell>
          <table:table-cell office:value-type="percentage" office:value="5.1317317902268338E-2" table:style-name="ce39">
            <text:p>5,1%</text:p>
          </table:table-cell>
          <table:table-cell office:value-type="float" office:value="32" table:style-name="ce38">
            <text:p>32</text:p>
          </table:table-cell>
          <table:table-cell office:value-type="percentage" office:value="7.6511094108645751E-4" table:style-name="ce39">
            <text:p>0,1%</text:p>
          </table:table-cell>
          <table:table-cell office:value-type="float" office:value="639709" table:style-name="ce38">
            <text:p>639.709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3702188951927775" table:style-name="ce39">
            <text:p>33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299" table:style-name="ce38">
            <text:p>2.299</text:p>
          </table:table-cell>
          <table:table-cell office:value-type="percentage" office:value="0.88253358925143954" table:style-name="ce39">
            <text:p>88,3%</text:p>
          </table:table-cell>
          <table:table-cell office:value-type="float" office:value="3617" table:style-name="ce38">
            <text:p>3.617</text:p>
          </table:table-cell>
          <table:table-cell office:value-type="percentage" office:value="0.83765632237146825" table:style-name="ce39">
            <text:p>83,8%</text:p>
          </table:table-cell>
          <table:table-cell office:value-type="float" office:value="1835" table:style-name="ce38">
            <text:p>1.835</text:p>
          </table:table-cell>
          <table:table-cell office:value-type="percentage" office:value="0.23354970090365279" table:style-name="ce39">
            <text:p>23,4%</text:p>
          </table:table-cell>
          <table:table-cell office:value-type="float" office:value="5231" table:style-name="ce38">
            <text:p>5.231</text:p>
          </table:table-cell>
          <table:table-cell office:value-type="percentage" office:value="0.45266528210453444" table:style-name="ce39">
            <text:p>45,3%</text:p>
          </table:table-cell>
          <table:table-cell office:value-type="float" office:value="2433" table:style-name="ce38">
            <text:p>2.433</text:p>
          </table:table-cell>
          <table:table-cell office:value-type="percentage" office:value="0.19245372567631705" table:style-name="ce39">
            <text:p>19,2%</text:p>
          </table:table-cell>
          <table:table-cell office:value-type="float" office:value="1617" table:style-name="ce38">
            <text:p>1.617</text:p>
          </table:table-cell>
          <table:table-cell office:value-type="percentage" office:value="9.2803030303030304E-2" table:style-name="ce39">
            <text:p>9,3%</text:p>
          </table:table-cell>
          <table:table-cell office:value-type="float" office:value="359" table:style-name="ce38">
            <text:p>359</text:p>
          </table:table-cell>
          <table:table-cell office:value-type="percentage" office:value="4.7355230180714948E-2" table:style-name="ce39">
            <text:p>4,7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17398" table:style-name="ce38">
            <text:p>17.398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26297651077723028" table:style-name="ce39">
            <text:p>26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37" table:style-name="ce38">
            <text:p>1.837</text:p>
          </table:table-cell>
          <table:table-cell office:value-type="percentage" office:value="0.7820349084716901" table:style-name="ce39">
            <text:p>78,2%</text:p>
          </table:table-cell>
          <table:table-cell office:value-type="float" office:value="2927" table:style-name="ce38">
            <text:p>2.927</text:p>
          </table:table-cell>
          <table:table-cell office:value-type="percentage" office:value="0.78094983991462108" table:style-name="ce39">
            <text:p>78,1%</text:p>
          </table:table-cell>
          <table:table-cell office:value-type="float" office:value="2622" table:style-name="ce38">
            <text:p>2.622</text:p>
          </table:table-cell>
          <table:table-cell office:value-type="percentage" office:value="0.33499425067075506" table:style-name="ce39">
            <text:p>33,5%</text:p>
          </table:table-cell>
          <table:table-cell office:value-type="float" office:value="5190" table:style-name="ce38">
            <text:p>5.190</text:p>
          </table:table-cell>
          <table:table-cell office:value-type="percentage" office:value="0.4593326843083459" table:style-name="ce39">
            <text:p>45,9%</text:p>
          </table:table-cell>
          <table:table-cell office:value-type="float" office:value="1834" table:style-name="ce38">
            <text:p>1.834</text:p>
          </table:table-cell>
          <table:table-cell office:value-type="percentage" office:value="0.15280786535577404" table:style-name="ce39">
            <text:p>15,3%</text:p>
          </table:table-cell>
          <table:table-cell office:value-type="float" office:value="1715" table:style-name="ce38">
            <text:p>1.715</text:p>
          </table:table-cell>
          <table:table-cell office:value-type="percentage" office:value="9.4788039573315649E-2" table:style-name="ce39">
            <text:p>9,5%</text:p>
          </table:table-cell>
          <table:table-cell office:value-type="float" office:value="264" table:style-name="ce38">
            <text:p>264</text:p>
          </table:table-cell>
          <table:table-cell office:value-type="percentage" office:value="3.0927835051546393E-2" table:style-name="ce39">
            <text:p>3,1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6395" table:style-name="ce38">
            <text:p>16.395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24774094109825018" table:style-name="ce39">
            <text:p>24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891" table:style-name="ce38">
            <text:p>891</text:p>
          </table:table-cell>
          <table:table-cell office:value-type="string" table:style-name="ce39">
            <text:p>-</text:p>
          </table:table-cell>
          <table:table-cell office:value-type="float" office:value="2691" table:style-name="ce38">
            <text:p>2.691</text:p>
          </table:table-cell>
          <table:table-cell office:value-type="string" table:style-name="ce39">
            <text:p>-</text:p>
          </table:table-cell>
          <table:table-cell office:value-type="float" office:value="5457" table:style-name="ce38">
            <text:p>5.457</text:p>
          </table:table-cell>
          <table:table-cell office:value-type="string" table:style-name="ce39">
            <text:p>-</text:p>
          </table:table-cell>
          <table:table-cell office:value-type="float" office:value="8712" table:style-name="ce38">
            <text:p>8.712</text:p>
          </table:table-cell>
          <table:table-cell office:value-type="string" table:style-name="ce39">
            <text:p>-</text:p>
          </table:table-cell>
          <table:table-cell office:value-type="float" office:value="975" table:style-name="ce38">
            <text:p>975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8740" table:style-name="ce38">
            <text:p>18.74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53455" table:style-name="ce43">
            <text:p>2.853.455</text:p>
          </table:table-cell>
          <table:table-cell office:value-type="percentage" office:value="1" table:style-name="ce44">
            <text:p>100,0%</text:p>
          </table:table-cell>
          <table:table-cell office:value-type="float" office:value="3746121" table:style-name="ce43">
            <text:p>3.746.121</text:p>
          </table:table-cell>
          <table:table-cell office:value-type="percentage" office:value="0.94597940174922257" table:style-name="ce44">
            <text:p>94,6%</text:p>
          </table:table-cell>
          <table:table-cell office:value-type="float" office:value="1273366" table:style-name="ce43">
            <text:p>1.273.366</text:p>
          </table:table-cell>
          <table:table-cell office:value-type="percentage" office:value="0.23859271881170382" table:style-name="ce44">
            <text:p>23,9%</text:p>
          </table:table-cell>
          <table:table-cell office:value-type="float" office:value="2026452" table:style-name="ce43">
            <text:p>2.026.452</text:p>
          </table:table-cell>
          <table:table-cell office:value-type="percentage" office:value="0.28812225715758705" table:style-name="ce44">
            <text:p>28,8%</text:p>
          </table:table-cell>
          <table:table-cell office:value-type="float" office:value="786197" table:style-name="ce43">
            <text:p>786.197</text:p>
          </table:table-cell>
          <table:table-cell office:value-type="percentage" office:value="9.9622808007920186E-2" table:style-name="ce44">
            <text:p>10,0%</text:p>
          </table:table-cell>
          <table:table-cell office:value-type="float" office:value="726976" table:style-name="ce43">
            <text:p>726.976</text:p>
          </table:table-cell>
          <table:table-cell office:value-type="percentage" office:value="8.2476173015537349E-2" table:style-name="ce44">
            <text:p>8,2%</text:p>
          </table:table-cell>
          <table:table-cell office:value-type="float" office:value="137652" table:style-name="ce43">
            <text:p>137.652</text:p>
          </table:table-cell>
          <table:table-cell office:value-type="percentage" office:value="4.1582950663973252E-2" table:style-name="ce44">
            <text:p>4,2%</text:p>
          </table:table-cell>
          <table:table-cell office:value-type="float" office:value="2174" table:style-name="ce43">
            <text:p>2.174</text:p>
          </table:table-cell>
          <table:table-cell office:value-type="percentage" office:value="2.2907141780877491E-3" table:style-name="ce44">
            <text:p>0,2%</text:p>
          </table:table-cell>
          <table:table-cell office:value-type="float" office:value="11552393" table:style-name="ce43">
            <text:p>11.552.393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28787551063645384" table:style-name="ce44">
            <text:p>28,8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</meta:generator>
    <meta:initial-creator>Ferrer Orduz. Jesús Santiago</meta:initial-creator>
    <dc:creator>Ferrer Orduz. Jesús Santiago</dc:creator>
    <meta:creation-date>2021-06-09T18:32:14Z</meta:creation-date>
    <dc:date>2021-06-09T18:32:34Z</dc:date>
  </office:meta>
</office:document-meta>
</file>